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3.191cm"/>
    </style:style>
    <style:style style:name="co5" style:family="table-column">
      <style:table-column-properties fo:break-before="auto" style:column-width="2.7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weight="normal" style:font-weight-asian="normal" style:font-weight-complex="normal"/>
    </style:style>
    <style:style style:name="ce12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4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2" table:number-columns-repeated="8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>
            <text:p>b)</text:p>
          </table:table-cell>
          <table:table-cell office:value-type="string">
            <text:p>U gatter</text:p>
          </table:table-cell>
          <table:table-cell office:value-type="string">
            <text:p>Steigung cm/5T</text:p>
          </table:table-cell>
          <table:table-cell office:value-type="string">
            <text:p>range mv/cm</text:p>
          </table:table-cell>
          <table:table-cell office:value-type="string">
            <text:p>dU/dB mv/T</text:p>
          </table:table-cell>
          <table:table-cell office:value-type="string">
            <text:p>n (plateaus)</text:p>
          </table:table-cell>
          <table:table-cell/>
          <table:table-cell office:value-type="string">
            <text:p>n in 10^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0.18">
            <text:p>-0,18</text:p>
          </table:table-cell>
          <table:table-cell table:style-name="ce3" office:value-type="float" office:value="12.2">
            <text:p>12,2</text:p>
          </table:table-cell>
          <table:table-cell office:value-type="float" office:value="1">
            <text:p>1</text:p>
          </table:table-cell>
          <table:table-cell table:formula="of:=[.C3]*[.D3]/5" office:value-type="float" office:value="2.44">
            <text:p>2,44</text:p>
          </table:table-cell>
          <table:table-cell table:style-name="ce4" table:formula="of:=(2*10^-3/(1.6*10^-19))*(1/[.E3])" office:value-type="float" office:value="5.12295081967213E+015">
            <text:p>5122950819672130</text:p>
          </table:table-cell>
          <table:table-cell/>
          <table:table-cell table:style-name="ce6" table:formula="of:=[.F3]*10^-15" office:value-type="float" office:value="5.12295081967213">
            <text:p>5,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5.5">
            <text:p>15,5</text:p>
          </table:table-cell>
          <table:table-cell office:value-type="float" office:value="1">
            <text:p>1</text:p>
          </table:table-cell>
          <table:table-cell table:formula="of:=[.C4]*[.D4]/5" office:value-type="float" office:value="3.1">
            <text:p>3,1</text:p>
          </table:table-cell>
          <table:table-cell table:style-name="ce4" table:formula="of:=(2*10^-3/(1.6*10^-19))*(1/[.E4])" office:value-type="float" office:value="4.03225806451613E+015">
            <text:p>4032258064516130</text:p>
          </table:table-cell>
          <table:table-cell/>
          <table:table-cell table:style-name="ce6" table:formula="of:=[.F4]*10^-15" office:value-type="float" office:value="4.03225806451613">
            <text:p>4,0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5">
            <text:p>0,5</text:p>
          </table:table-cell>
          <table:table-cell office:value-type="float" office:value="11.7">
            <text:p>11,7</text:p>
          </table:table-cell>
          <table:table-cell office:value-type="float" office:value="2">
            <text:p>2</text:p>
          </table:table-cell>
          <table:table-cell table:formula="of:=[.C5]*[.D5]/5" office:value-type="float" office:value="4.68">
            <text:p>4,68</text:p>
          </table:table-cell>
          <table:table-cell table:style-name="ce4" table:formula="of:=(2*10^-3/(1.6*10^-19))*(1/[.E5])" office:value-type="float" office:value="2.67094017094017E+015">
            <text:p>2670940170940170</text:p>
          </table:table-cell>
          <table:table-cell/>
          <table:table-cell table:style-name="ce6" table:formula="of:=[.F5]*10^-15" office:value-type="float" office:value="2.67094017094017">
            <text:p>2,67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5" office:value-type="string">
            <text:p>n=(I/e)*dB/dU</text:p>
          </table:table-cell>
          <table:table-cell table:number-columns-repeated="13"/>
        </table:table-row>
        <table:table-row table:style-name="ro1" table:number-rows-repeated="3">
          <table:table-cell table:number-columns-repeated="19"/>
        </table:table-row>
        <table:table-row table:style-name="ro2">
          <table:table-cell office:value-type="string">
            <text:p>c)</text:p>
          </table:table-cell>
          <table:table-cell/>
          <table:table-cell office:value-type="string">
            <text:p>Plateauwert in cm</text:p>
          </table:table-cell>
          <table:table-cell office:value-type="string">
            <text:p>range mv/cm</text:p>
          </table:table-cell>
          <table:table-cell office:value-type="string">
            <text:p>U pl mV</text:p>
          </table:table-cell>
          <table:table-cell office:value-type="string">
            <text:p>R pl <text:span text:style-name="T1">Ω</text:span></text:p>
          </table:table-cell>
          <table:table-cell office:value-type="string">
            <text:p>ny</text:p>
          </table:table-cell>
          <table:table-cell office:value-type="string">
            <text:p>R hall k<text:span text:style-name="T1">Ω</text:span></text:p>
          </table:table-cell>
          <table:table-cell office:value-type="string">
            <text:p>&lt;R&gt;</text:p>
          </table:table-cell>
          <table:table-cell table:style-name="ce4" office:value-type="string">
            <text:p>&lt;R&gt;</text:p>
          </table:table-cell>
          <table:table-cell office:value-type="string">
            <text:p>ny=n*h/(e*B)</text:p>
          </table:table-cell>
          <table:table-cell office:value-type="string">
            <text:p>B pl</text:p>
          </table:table-cell>
          <table:table-cell office:value-type="string">
            <text:p>lesefehler</text:p>
          </table:table-cell>
          <table:table-cell office:value-type="string">
            <text:p>fehler plat</text:p>
          </table:table-cell>
          <table:table-cell office:value-type="string">
            <text:p>rel plat</text:p>
          </table:table-cell>
          <table:table-cell office:value-type="string">
            <text:p>rel ges</text:p>
          </table:table-cell>
          <table:table-cell office:value-type="string">
            <text:p>abs R</text:p>
          </table:table-cell>
          <table:table-cell office:value-type="string">
            <text:p>abs Rk</text:p>
          </table:table-cell>
          <table:table-cell/>
        </table:table-row>
        <table:table-row table:style-name="ro1">
          <table:table-cell/>
          <table:table-cell office:value-type="float" office:value="-0.18">
            <text:p>-0,18</text:p>
          </table:table-cell>
          <table:table-cell office:value-type="float" office:value="13.6">
            <text:p>13,6</text:p>
          </table:table-cell>
          <table:table-cell office:value-type="float" office:value="1">
            <text:p>1</text:p>
          </table:table-cell>
          <table:table-cell table:formula="of:=[.C11]*[.D11]" office:value-type="float" office:value="13.6">
            <text:p>13,6</text:p>
          </table:table-cell>
          <table:table-cell table:formula="of:=[.E11]/2" office:value-type="float" office:value="6.8">
            <text:p>6,8</text:p>
          </table:table-cell>
          <table:table-cell table:style-name="ce4" office:value-type="float" office:value="4">
            <text:p>4</text:p>
          </table:table-cell>
          <table:table-cell table:style-name="ce4" table:formula="of:=[.F11]*[.G11]" office:value-type="float" office:value="27.2">
            <text:p>27,2</text:p>
          </table:table-cell>
          <table:table-cell table:style-name="ce12" table:formula="of:=SUM([.H11:.H14])/(4)" office:value-type="float" office:value="27.4">
            <text:p>27,4</text:p>
          </table:table-cell>
          <table:table-cell table:style-name="ce12" table:formula="of:=SUM([.I21];[.I16];[.I11])/3" office:value-type="float" office:value="27.5033333333333">
            <text:p>27,5</text:p>
          </table:table-cell>
          <table:table-cell table:style-name="ce12" table:formula="of:=[.F3]*6.6*10^-34/(1.6*10^-19*[.L11])" office:value-type="float" office:value="3.91336520947177">
            <text:p>3,9</text:p>
          </table:table-cell>
          <table:table-cell table:style-name="ce6" office:value-type="float" office:value="5.4">
            <text:p>5,40</text:p>
          </table:table-cell>
          <table:table-cell office:value-type="float" office:value="0.1">
            <text:p>0,1</text:p>
          </table:table-cell>
          <table:table-cell table:formula="of:=[.M11]*[.D11]" office:value-type="float" office:value="0.1">
            <text:p>0,1</text:p>
          </table:table-cell>
          <table:table-cell table:formula="of:=[.N11]/[.F11]" office:value-type="float" office:value="0.0147058823529412">
            <text:p>0,0147058824</text:p>
          </table:table-cell>
          <table:table-cell table:formula="of:=0.05+[.O11]" office:value-type="float" office:value="0.0647058823529412">
            <text:p>0,0647058824</text:p>
          </table:table-cell>
          <table:table-cell table:formula="of:=[.F11]*[.P11]" office:value-type="float" office:value="0.44">
            <text:p>0,44</text:p>
          </table:table-cell>
          <table:table-cell table:formula="of:=[.H11]*[.P11]" office:value-type="float" office:value="1.76">
            <text:p>1,76</text:p>
          </table:table-cell>
          <table:table-cell table:formula="of:=[.C11]" office:value-type="float" office:value="13.6">
            <text:p>13,6</text:p>
          </table:table-cell>
        </table:table-row>
        <table:table-row table:style-name="ro1">
          <table:table-cell table:number-columns-repeated="2"/>
          <table:table-cell office:value-type="float" office:value="6.9">
            <text:p>6,9</text:p>
          </table:table-cell>
          <table:table-cell office:value-type="float" office:value="1">
            <text:p>1</text:p>
          </table:table-cell>
          <table:table-cell table:formula="of:=[.C12]*[.D12]" office:value-type="float" office:value="6.9">
            <text:p>6,9</text:p>
          </table:table-cell>
          <table:table-cell table:formula="of:=[.E12]/2" office:value-type="float" office:value="3.45">
            <text:p>3,45</text:p>
          </table:table-cell>
          <table:table-cell table:style-name="ce4" office:value-type="float" office:value="8">
            <text:p>8</text:p>
          </table:table-cell>
          <table:table-cell table:style-name="ce4" table:formula="of:=[.F12]*[.G12]" office:value-type="float" office:value="27.6">
            <text:p>27,6</text:p>
          </table:table-cell>
          <table:table-cell table:style-name="ce12" table:number-columns-repeated="2"/>
          <table:table-cell table:style-name="ce12" table:formula="of:=[.F3]*6.6*10^-34/(1.6*10^-19*[.L12])" office:value-type="float" office:value="7.5742552441389">
            <text:p>7,6</text:p>
          </table:table-cell>
          <table:table-cell table:style-name="ce6" office:value-type="float" office:value="2.79">
            <text:p>2,79</text:p>
          </table:table-cell>
          <table:table-cell office:value-type="float" office:value="0.1">
            <text:p>0,1</text:p>
          </table:table-cell>
          <table:table-cell table:formula="of:=[.M12]*[.D12]" office:value-type="float" office:value="0.1">
            <text:p>0,1</text:p>
          </table:table-cell>
          <table:table-cell table:formula="of:=[.N12]/[.F12]" office:value-type="float" office:value="0.0289855072463768">
            <text:p>0,0289855072</text:p>
          </table:table-cell>
          <table:table-cell table:formula="of:=0.05+[.O12]" office:value-type="float" office:value="0.0789855072463768">
            <text:p>0,0789855072</text:p>
          </table:table-cell>
          <table:table-cell table:formula="of:=[.F12]*[.P12]" office:value-type="float" office:value="0.2725">
            <text:p>0,2725</text:p>
          </table:table-cell>
          <table:table-cell table:formula="of:=[.H12]*[.P12]" office:value-type="float" office:value="2.18">
            <text:p>2,18</text:p>
          </table:table-cell>
          <table:table-cell table:formula="of:=[.C12]" office:value-type="float" office:value="6.9">
            <text:p>6,9</text:p>
          </table:table-cell>
        </table:table-row>
        <table:table-row table:style-name="ro1">
          <table:table-cell table:number-columns-repeated="2"/>
          <table:table-cell office:value-type="float" office:value="4.6">
            <text:p>4,6</text:p>
          </table:table-cell>
          <table:table-cell office:value-type="float" office:value="1">
            <text:p>1</text:p>
          </table:table-cell>
          <table:table-cell table:formula="of:=[.C13]*[.D13]" office:value-type="float" office:value="4.6">
            <text:p>4,6</text:p>
          </table:table-cell>
          <table:table-cell table:formula="of:=[.E13]/2" office:value-type="float" office:value="2.3">
            <text:p>2,3</text:p>
          </table:table-cell>
          <table:table-cell table:style-name="ce4" office:value-type="float" office:value="12">
            <text:p>12</text:p>
          </table:table-cell>
          <table:table-cell table:style-name="ce4" table:formula="of:=[.F13]*[.G13]" office:value-type="float" office:value="27.6">
            <text:p>27,6</text:p>
          </table:table-cell>
          <table:table-cell table:style-name="ce12" table:number-columns-repeated="2"/>
          <table:table-cell table:style-name="ce12" table:formula="of:=[.F3]*6.6*10^-34/(1.6*10^-19*[.L13])" office:value-type="float" office:value="11.1810434556336">
            <text:p>11,2</text:p>
          </table:table-cell>
          <table:table-cell table:style-name="ce6" office:value-type="float" office:value="1.89">
            <text:p>1,89</text:p>
          </table:table-cell>
          <table:table-cell office:value-type="float" office:value="0.1">
            <text:p>0,1</text:p>
          </table:table-cell>
          <table:table-cell table:formula="of:=[.M13]*[.D13]" office:value-type="float" office:value="0.1">
            <text:p>0,1</text:p>
          </table:table-cell>
          <table:table-cell table:formula="of:=[.N13]/[.F13]" office:value-type="float" office:value="0.0434782608695652">
            <text:p>0,0434782609</text:p>
          </table:table-cell>
          <table:table-cell table:formula="of:=0.05+[.O13]" office:value-type="float" office:value="0.0934782608695652">
            <text:p>0,0934782609</text:p>
          </table:table-cell>
          <table:table-cell table:formula="of:=[.F13]*[.P13]" office:value-type="float" office:value="0.215">
            <text:p>0,215</text:p>
          </table:table-cell>
          <table:table-cell table:formula="of:=[.H13]*[.P13]" office:value-type="float" office:value="2.58">
            <text:p>2,58</text:p>
          </table:table-cell>
          <table:table-cell table:formula="of:=[.C13]" office:value-type="float" office:value="4.6">
            <text:p>4,6</text:p>
          </table:table-cell>
        </table:table-row>
        <table:table-row table:style-name="ro1">
          <table:table-cell table:number-columns-repeated="2"/>
          <table:table-cell office:value-type="float" office:value="3.4">
            <text:p>3,4</text:p>
          </table:table-cell>
          <table:table-cell office:value-type="float" office:value="1">
            <text:p>1</text:p>
          </table:table-cell>
          <table:table-cell table:formula="of:=[.C14]*[.D14]" office:value-type="float" office:value="3.4">
            <text:p>3,4</text:p>
          </table:table-cell>
          <table:table-cell table:formula="of:=[.E14]/2" office:value-type="float" office:value="1.7">
            <text:p>1,7</text:p>
          </table:table-cell>
          <table:table-cell table:style-name="ce4" office:value-type="float" office:value="16">
            <text:p>16</text:p>
          </table:table-cell>
          <table:table-cell table:style-name="ce4" table:formula="of:=[.F14]*[.G14]" office:value-type="float" office:value="27.2">
            <text:p>27,2</text:p>
          </table:table-cell>
          <table:table-cell table:style-name="ce12" table:number-columns-repeated="2"/>
          <table:table-cell table:style-name="ce12" table:formula="of:=[.F3]*6.6*10^-34/(1.6*10^-19*[.L14])" office:value-type="float" office:value="14.6751195355191">
            <text:p>14,7</text:p>
          </table:table-cell>
          <table:table-cell table:style-name="ce6" office:value-type="float" office:value="1.44">
            <text:p>1,44</text:p>
          </table:table-cell>
          <table:table-cell office:value-type="float" office:value="0.1">
            <text:p>0,1</text:p>
          </table:table-cell>
          <table:table-cell table:formula="of:=[.M14]*[.D14]" office:value-type="float" office:value="0.1">
            <text:p>0,1</text:p>
          </table:table-cell>
          <table:table-cell table:formula="of:=[.N14]/[.F14]" office:value-type="float" office:value="0.0588235294117647">
            <text:p>0,0588235294</text:p>
          </table:table-cell>
          <table:table-cell table:formula="of:=0.05+[.O14]" office:value-type="float" office:value="0.108823529411765">
            <text:p>0,1088235294</text:p>
          </table:table-cell>
          <table:table-cell table:formula="of:=[.F14]*[.P14]" office:value-type="float" office:value="0.185">
            <text:p>0,185</text:p>
          </table:table-cell>
          <table:table-cell table:formula="of:=[.H14]*[.P14]" office:value-type="float" office:value="2.96">
            <text:p>2,96</text:p>
          </table:table-cell>
          <table:table-cell table:formula="of:=[.C14]" office:value-type="float" office:value="3.4">
            <text:p>3,4</text:p>
          </table:table-cell>
        </table:table-row>
        <table:table-row table:style-name="ro1">
          <table:table-cell table:number-columns-repeated="2"/>
          <table:table-cell/>
          <table:table-cell table:number-columns-repeated="3"/>
          <table:table-cell table:style-name="ce4" table:number-columns-repeated="2"/>
          <table:table-cell table:style-name="ce12" table:number-columns-repeated="3"/>
          <table:table-cell table:style-name="ce6"/>
          <table:table-cell table:number-columns-repeated="6"/>
          <table:table-cell table:formula="of:=[.C15]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3.8">
            <text:p>13,8</text:p>
          </table:table-cell>
          <table:table-cell office:value-type="float" office:value="1">
            <text:p>1</text:p>
          </table:table-cell>
          <table:table-cell table:formula="of:=[.C16]*[.D16]" office:value-type="float" office:value="13.8">
            <text:p>13,8</text:p>
          </table:table-cell>
          <table:table-cell table:formula="of:=[.E16]/2" office:value-type="float" office:value="6.9">
            <text:p>6,9</text:p>
          </table:table-cell>
          <table:table-cell table:style-name="ce4" office:value-type="float" office:value="4">
            <text:p>4</text:p>
          </table:table-cell>
          <table:table-cell table:style-name="ce4" table:formula="of:=[.F16]*[.G16]" office:value-type="float" office:value="27.6">
            <text:p>27,6</text:p>
          </table:table-cell>
          <table:table-cell table:style-name="ce12" table:formula="of:=SUM([.H16:.H19])/4" office:value-type="float" office:value="27.65">
            <text:p>27,7</text:p>
          </table:table-cell>
          <table:table-cell table:style-name="ce12"/>
          <table:table-cell table:style-name="ce12" table:formula="of:=[.F4]*6.6*10^-34/(1.6*10^-19*[.L16])" office:value-type="float" office:value="3.51650412603151">
            <text:p>3,5</text:p>
          </table:table-cell>
          <table:table-cell table:style-name="ce6" office:value-type="float" office:value="4.73">
            <text:p>4,73</text:p>
          </table:table-cell>
          <table:table-cell office:value-type="float" office:value="0.1">
            <text:p>0,1</text:p>
          </table:table-cell>
          <table:table-cell table:formula="of:=[.M16]*[.D16]" office:value-type="float" office:value="0.1">
            <text:p>0,1</text:p>
          </table:table-cell>
          <table:table-cell table:formula="of:=[.N16]/[.F16]" office:value-type="float" office:value="0.0144927536231884">
            <text:p>0,0144927536</text:p>
          </table:table-cell>
          <table:table-cell table:formula="of:=0.05+[.O16]" office:value-type="float" office:value="0.0644927536231884">
            <text:p>0,0644927536</text:p>
          </table:table-cell>
          <table:table-cell table:formula="of:=[.F16]*[.P16]" office:value-type="float" office:value="0.445">
            <text:p>0,445</text:p>
          </table:table-cell>
          <table:table-cell table:formula="of:=[.H16]*[.P16]" office:value-type="float" office:value="1.78">
            <text:p>1,78</text:p>
          </table:table-cell>
          <table:table-cell table:formula="of:=[.C16]" office:value-type="float" office:value="13.8">
            <text:p>13,8</text:p>
          </table:table-cell>
        </table:table-row>
        <table:table-row table:style-name="ro1">
          <table:table-cell table:number-columns-repeated="2"/>
          <table:table-cell office:value-type="float" office:value="9.3">
            <text:p>9,3</text:p>
          </table:table-cell>
          <table:table-cell office:value-type="float" office:value="1">
            <text:p>1</text:p>
          </table:table-cell>
          <table:table-cell table:formula="of:=[.C17]*[.D17]" office:value-type="float" office:value="9.3">
            <text:p>9,3</text:p>
          </table:table-cell>
          <table:table-cell table:formula="of:=[.E17]/2" office:value-type="float" office:value="4.65">
            <text:p>4,65</text:p>
          </table:table-cell>
          <table:table-cell table:style-name="ce4" office:value-type="float" office:value="6">
            <text:p>6</text:p>
          </table:table-cell>
          <table:table-cell table:style-name="ce4" table:formula="of:=[.F17]*[.G17]" office:value-type="float" office:value="27.9">
            <text:p>27,9</text:p>
          </table:table-cell>
          <table:table-cell table:style-name="ce12" table:number-columns-repeated="2"/>
          <table:table-cell table:style-name="ce12" table:formula="of:=[.F4]*6.6*10^-34/(1.6*10^-19*[.L17])" office:value-type="float" office:value="5.28033794162826">
            <text:p>5,3</text:p>
          </table:table-cell>
          <table:table-cell table:style-name="ce6" office:value-type="float" office:value="3.15">
            <text:p>3,15</text:p>
          </table:table-cell>
          <table:table-cell office:value-type="float" office:value="0.1">
            <text:p>0,1</text:p>
          </table:table-cell>
          <table:table-cell table:formula="of:=[.M17]*[.D17]" office:value-type="float" office:value="0.1">
            <text:p>0,1</text:p>
          </table:table-cell>
          <table:table-cell table:formula="of:=[.N17]/[.F17]" office:value-type="float" office:value="0.021505376344086">
            <text:p>0,0215053763</text:p>
          </table:table-cell>
          <table:table-cell table:formula="of:=0.05+[.O17]" office:value-type="float" office:value="0.071505376344086">
            <text:p>0,0715053763</text:p>
          </table:table-cell>
          <table:table-cell table:formula="of:=[.F17]*[.P17]" office:value-type="float" office:value="0.3325">
            <text:p>0,3325</text:p>
          </table:table-cell>
          <table:table-cell table:formula="of:=[.H17]*[.P17]" office:value-type="float" office:value="1.995">
            <text:p>1,995</text:p>
          </table:table-cell>
          <table:table-cell table:formula="of:=[.C17]" office:value-type="float" office:value="9.3">
            <text:p>9,3</text:p>
          </table:table-cell>
        </table:table-row>
        <table:table-row table:style-name="ro1">
          <table:table-cell table:number-columns-repeated="2"/>
          <table:table-cell office:value-type="float" office:value="6.9">
            <text:p>6,9</text:p>
          </table:table-cell>
          <table:table-cell office:value-type="float" office:value="1">
            <text:p>1</text:p>
          </table:table-cell>
          <table:table-cell table:formula="of:=[.C18]*[.D18]" office:value-type="float" office:value="6.9">
            <text:p>6,9</text:p>
          </table:table-cell>
          <table:table-cell table:formula="of:=[.E18]/2" office:value-type="float" office:value="3.45">
            <text:p>3,45</text:p>
          </table:table-cell>
          <table:table-cell table:style-name="ce4" office:value-type="float" office:value="8">
            <text:p>8</text:p>
          </table:table-cell>
          <table:table-cell table:style-name="ce4" table:formula="of:=[.F18]*[.G18]" office:value-type="float" office:value="27.6">
            <text:p>27,6</text:p>
          </table:table-cell>
          <table:table-cell table:style-name="ce12" table:number-columns-repeated="2"/>
          <table:table-cell table:style-name="ce12" table:formula="of:=[.F4]*6.6*10^-34/(1.6*10^-19*[.L18])" office:value-type="float" office:value="7.04790869327501">
            <text:p>7,0</text:p>
          </table:table-cell>
          <table:table-cell table:style-name="ce6" office:value-type="float" office:value="2.36">
            <text:p>2,36</text:p>
          </table:table-cell>
          <table:table-cell office:value-type="float" office:value="0.1">
            <text:p>0,1</text:p>
          </table:table-cell>
          <table:table-cell table:formula="of:=[.M18]*[.D18]" office:value-type="float" office:value="0.1">
            <text:p>0,1</text:p>
          </table:table-cell>
          <table:table-cell table:formula="of:=[.N18]/[.F18]" office:value-type="float" office:value="0.0289855072463768">
            <text:p>0,0289855072</text:p>
          </table:table-cell>
          <table:table-cell table:formula="of:=0.05+[.O18]" office:value-type="float" office:value="0.0789855072463768">
            <text:p>0,0789855072</text:p>
          </table:table-cell>
          <table:table-cell table:formula="of:=[.F18]*[.P18]" office:value-type="float" office:value="0.2725">
            <text:p>0,2725</text:p>
          </table:table-cell>
          <table:table-cell table:formula="of:=[.H18]*[.P18]" office:value-type="float" office:value="2.18">
            <text:p>2,18</text:p>
          </table:table-cell>
          <table:table-cell table:formula="of:=[.C18]" office:value-type="float" office:value="6.9">
            <text:p>6,9</text:p>
          </table:table-cell>
        </table:table-row>
        <table:table-row table:style-name="ro1">
          <table:table-cell table:number-columns-repeated="2"/>
          <table:table-cell office:value-type="float" office:value="5.5">
            <text:p>5,5</text:p>
          </table:table-cell>
          <table:table-cell office:value-type="float" office:value="1">
            <text:p>1</text:p>
          </table:table-cell>
          <table:table-cell table:formula="of:=[.C19]*[.D19]" office:value-type="float" office:value="5.5">
            <text:p>5,5</text:p>
          </table:table-cell>
          <table:table-cell table:formula="of:=[.E19]/2" office:value-type="float" office:value="2.75">
            <text:p>2,75</text:p>
          </table:table-cell>
          <table:table-cell table:style-name="ce4" office:value-type="float" office:value="10">
            <text:p>10</text:p>
          </table:table-cell>
          <table:table-cell table:style-name="ce4" table:formula="of:=[.F19]*[.G19]" office:value-type="float" office:value="27.5">
            <text:p>27,5</text:p>
          </table:table-cell>
          <table:table-cell table:style-name="ce12" table:number-columns-repeated="2"/>
          <table:table-cell table:style-name="ce12" table:formula="of:=[.F4]*6.6*10^-34/(1.6*10^-19*[.L19])" office:value-type="float" office:value="8.70841074142881">
            <text:p>8,7</text:p>
          </table:table-cell>
          <table:table-cell table:style-name="ce6" office:value-type="float" office:value="1.91">
            <text:p>1,91</text:p>
          </table:table-cell>
          <table:table-cell office:value-type="float" office:value="0.1">
            <text:p>0,1</text:p>
          </table:table-cell>
          <table:table-cell table:formula="of:=[.M19]*[.D19]" office:value-type="float" office:value="0.1">
            <text:p>0,1</text:p>
          </table:table-cell>
          <table:table-cell table:formula="of:=[.N19]/[.F19]" office:value-type="float" office:value="0.0363636363636364">
            <text:p>0,0363636364</text:p>
          </table:table-cell>
          <table:table-cell table:formula="of:=0.05+[.O19]" office:value-type="float" office:value="0.0863636363636364">
            <text:p>0,0863636364</text:p>
          </table:table-cell>
          <table:table-cell table:formula="of:=[.F19]*[.P19]" office:value-type="float" office:value="0.2375">
            <text:p>0,2375</text:p>
          </table:table-cell>
          <table:table-cell table:formula="of:=[.H19]*[.P19]" office:value-type="float" office:value="2.375">
            <text:p>2,375</text:p>
          </table:table-cell>
          <table:table-cell table:formula="of:=[.C19]" office:value-type="float" office:value="5.5">
            <text:p>5,5</text:p>
          </table:table-cell>
        </table:table-row>
        <table:table-row table:style-name="ro1">
          <table:table-cell table:number-columns-repeated="2"/>
          <table:table-cell/>
          <table:table-cell table:number-columns-repeated="3"/>
          <table:table-cell table:style-name="ce4" table:number-columns-repeated="2"/>
          <table:table-cell table:style-name="ce12" table:number-columns-repeated="3"/>
          <table:table-cell table:style-name="ce6"/>
          <table:table-cell table:number-columns-repeated="6"/>
          <table:table-cell table:formula="of:=[.C20]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.5">
            <text:p>0,5</text:p>
          </table:table-cell>
          <table:table-cell office:value-type="float" office:value="13.7">
            <text:p>13,7</text:p>
          </table:table-cell>
          <table:table-cell office:value-type="float" office:value="2">
            <text:p>2</text:p>
          </table:table-cell>
          <table:table-cell table:formula="of:=[.C21]*[.D21]" office:value-type="float" office:value="27.4">
            <text:p>27,4</text:p>
          </table:table-cell>
          <table:table-cell table:formula="of:=[.E21]/2" office:value-type="float" office:value="13.7">
            <text:p>13,7</text:p>
          </table:table-cell>
          <table:table-cell table:style-name="ce4" office:value-type="float" office:value="2">
            <text:p>2</text:p>
          </table:table-cell>
          <table:table-cell table:style-name="ce4" table:formula="of:=[.F21]*[.G21]" office:value-type="float" office:value="27.4">
            <text:p>27,4</text:p>
          </table:table-cell>
          <table:table-cell table:style-name="ce12" table:formula="of:=SUM([.H21:.H25])/5" office:value-type="float" office:value="27.46">
            <text:p>27,5</text:p>
          </table:table-cell>
          <table:table-cell table:style-name="ce12"/>
          <table:table-cell table:style-name="ce12" table:formula="of:=[.F5]*6.6*10^-34/(1.6*10^-19*[.L21])" office:value-type="float" office:value="2.79635233632696">
            <text:p>2,8</text:p>
          </table:table-cell>
          <table:table-cell table:style-name="ce6" office:value-type="float" office:value="3.94">
            <text:p>3,94</text:p>
          </table:table-cell>
          <table:table-cell office:value-type="float" office:value="0.1">
            <text:p>0,1</text:p>
          </table:table-cell>
          <table:table-cell table:formula="of:=[.M21]*[.D21]" office:value-type="float" office:value="0.2">
            <text:p>0,2</text:p>
          </table:table-cell>
          <table:table-cell table:formula="of:=[.N21]/[.F21]" office:value-type="float" office:value="0.0145985401459854">
            <text:p>0,0145985401</text:p>
          </table:table-cell>
          <table:table-cell table:formula="of:=0.05+[.O21]" office:value-type="float" office:value="0.0645985401459854">
            <text:p>0,0645985401</text:p>
            <draw:frame table:end-cell-address="Tabelle1.W62" table:end-x="2.205cm" table:end-y="0.427cm" draw:z-index="0" draw:style-name="gr1" draw:text-style-name="P1" svg:width="16.391cm" svg:height="18.798cm" svg:x="1.621cm" svg:y="0.185cm">
              <draw:object draw:notify-on-update-of-ranges="Tabelle1.F40:Tabelle1.F43 Tabelle1.B40:Tabelle1.B40 Tabelle1.C40:Tabelle1.C43 Tabelle1.K40:Tabelle1.K43 Tabelle1.G40:Tabelle1.G40 Tabelle1.H40:Tabelle1.H43 Tabelle1.F35:Tabelle1.F38 Tabelle1.B35:Tabelle1.B35 Tabelle1.C35:Tabelle1.C38 Tabelle1.K35:Tabelle1.K38 Tabelle1.G35:Tabelle1.G35 Tabelle1.H35:Tabelle1.H38 Tabelle1.F30:Tabelle1.F33 Tabelle1.B30:Tabelle1.B30 Tabelle1.C30:Tabelle1.C33 Tabelle1.K30:Tabelle1.K33 Tabelle1.G30:Tabelle1.G30 Tabelle1.H30:Tabelle1.H3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  <svg:title>zu d) </svg:title>
            </draw:frame>
          </table:table-cell>
          <table:table-cell table:formula="of:=[.F21]*[.P21]" office:value-type="float" office:value="0.885">
            <text:p>0,885</text:p>
          </table:table-cell>
          <table:table-cell table:formula="of:=[.H21]*[.P21]" office:value-type="float" office:value="1.77">
            <text:p>1,77</text:p>
          </table:table-cell>
          <table:table-cell table:formula="of:=[.C21]" office:value-type="float" office:value="13.7">
            <text:p>13,7</text:p>
          </table:table-cell>
        </table:table-row>
        <table:table-row table:style-name="ro1">
          <table:table-cell table:number-columns-repeated="2"/>
          <table:table-cell office:value-type="float" office:value="9.2">
            <text:p>9,2</text:p>
          </table:table-cell>
          <table:table-cell office:value-type="float" office:value="2">
            <text:p>2</text:p>
          </table:table-cell>
          <table:table-cell table:formula="of:=[.C22]*[.D22]" office:value-type="float" office:value="18.4">
            <text:p>18,4</text:p>
          </table:table-cell>
          <table:table-cell table:formula="of:=[.E22]/2" office:value-type="float" office:value="9.2">
            <text:p>9,2</text:p>
          </table:table-cell>
          <table:table-cell table:style-name="ce4" office:value-type="float" office:value="3">
            <text:p>3</text:p>
          </table:table-cell>
          <table:table-cell table:style-name="ce4" table:formula="of:=[.F22]*[.G22]" office:value-type="float" office:value="27.6">
            <text:p>27,6</text:p>
          </table:table-cell>
          <table:table-cell table:style-name="ce12" table:number-columns-repeated="2"/>
          <table:table-cell table:style-name="ce12" table:formula="of:=[.F5]*6.6*10^-34/(1.6*10^-19*[.L22])" office:value-type="float" office:value="3.73478922207736">
            <text:p>3,7</text:p>
          </table:table-cell>
          <table:table-cell table:style-name="ce6" office:value-type="float" office:value="2.95">
            <text:p>2,95</text:p>
          </table:table-cell>
          <table:table-cell office:value-type="float" office:value="0.1">
            <text:p>0,1</text:p>
          </table:table-cell>
          <table:table-cell table:formula="of:=[.M22]*[.D22]" office:value-type="float" office:value="0.2">
            <text:p>0,2</text:p>
          </table:table-cell>
          <table:table-cell table:formula="of:=[.N22]/[.F22]" office:value-type="float" office:value="0.0217391304347826">
            <text:p>0,0217391304</text:p>
          </table:table-cell>
          <table:table-cell table:formula="of:=0.05+[.O22]" office:value-type="float" office:value="0.0717391304347826">
            <text:p>0,0717391304</text:p>
          </table:table-cell>
          <table:table-cell table:formula="of:=[.F22]*[.P22]" office:value-type="float" office:value="0.66">
            <text:p>0,66</text:p>
          </table:table-cell>
          <table:table-cell table:formula="of:=[.H22]*[.P22]" office:value-type="float" office:value="1.98">
            <text:p>1,98</text:p>
          </table:table-cell>
          <table:table-cell table:formula="of:=[.C22]" office:value-type="float" office:value="9.2">
            <text:p>9,2</text:p>
          </table:table-cell>
        </table:table-row>
        <table:table-row table:style-name="ro1">
          <table:table-cell table:number-columns-repeated="2"/>
          <table:table-cell office:value-type="float" office:value="6.8">
            <text:p>6,8</text:p>
          </table:table-cell>
          <table:table-cell office:value-type="float" office:value="2">
            <text:p>2</text:p>
          </table:table-cell>
          <table:table-cell table:formula="of:=[.C23]*[.D23]" office:value-type="float" office:value="13.6">
            <text:p>13,6</text:p>
          </table:table-cell>
          <table:table-cell table:formula="of:=[.E23]/2" office:value-type="float" office:value="6.8">
            <text:p>6,8</text:p>
          </table:table-cell>
          <table:table-cell table:style-name="ce4" office:value-type="float" office:value="4">
            <text:p>4</text:p>
          </table:table-cell>
          <table:table-cell table:style-name="ce4" table:formula="of:=[.F23]*[.G23]" office:value-type="float" office:value="27.2">
            <text:p>27,2</text:p>
          </table:table-cell>
          <table:table-cell table:number-columns-repeated="2"/>
          <table:table-cell table:style-name="ce12" table:formula="of:=[.F5]*6.6*10^-34/(1.6*10^-19*[.L23])" office:value-type="float" office:value="4.6684865275967">
            <text:p>4,7</text:p>
          </table:table-cell>
          <table:table-cell table:style-name="ce6" office:value-type="float" office:value="2.36">
            <text:p>2,36</text:p>
          </table:table-cell>
          <table:table-cell office:value-type="float" office:value="0.1">
            <text:p>0,1</text:p>
          </table:table-cell>
          <table:table-cell table:formula="of:=[.M23]*[.D23]" office:value-type="float" office:value="0.2">
            <text:p>0,2</text:p>
          </table:table-cell>
          <table:table-cell table:formula="of:=[.N23]/[.F23]" office:value-type="float" office:value="0.0294117647058824">
            <text:p>0,0294117647</text:p>
          </table:table-cell>
          <table:table-cell table:formula="of:=0.05+[.O23]" office:value-type="float" office:value="0.0794117647058824">
            <text:p>0,0794117647</text:p>
          </table:table-cell>
          <table:table-cell table:formula="of:=[.F23]*[.P23]" office:value-type="float" office:value="0.54">
            <text:p>0,54</text:p>
          </table:table-cell>
          <table:table-cell table:formula="of:=[.H23]*[.P23]" office:value-type="float" office:value="2.16">
            <text:p>2,16</text:p>
          </table:table-cell>
          <table:table-cell table:formula="of:=[.C23]" office:value-type="float" office:value="6.8">
            <text:p>6,8</text:p>
          </table:table-cell>
        </table:table-row>
        <table:table-row table:style-name="ro1">
          <table:table-cell table:number-columns-repeated="2"/>
          <table:table-cell office:value-type="float" office:value="5.5">
            <text:p>5,5</text:p>
          </table:table-cell>
          <table:table-cell office:value-type="float" office:value="2">
            <text:p>2</text:p>
          </table:table-cell>
          <table:table-cell table:formula="of:=[.C24]*[.D24]" office:value-type="float" office:value="11">
            <text:p>11</text:p>
          </table:table-cell>
          <table:table-cell table:formula="of:=[.E24]/2" office:value-type="float" office:value="5.5">
            <text:p>5,5</text:p>
          </table:table-cell>
          <table:table-cell table:style-name="ce4" office:value-type="float" office:value="5">
            <text:p>5</text:p>
          </table:table-cell>
          <table:table-cell table:style-name="ce4" table:formula="of:=[.F24]*[.G24]" office:value-type="float" office:value="27.5">
            <text:p>27,5</text:p>
          </table:table-cell>
          <table:table-cell table:number-columns-repeated="2"/>
          <table:table-cell table:style-name="ce12" table:formula="of:=[.F5]*6.6*10^-34/(1.6*10^-19*[.L24])" office:value-type="float" office:value="5.56445868945869">
            <text:p>5,6</text:p>
          </table:table-cell>
          <table:table-cell table:style-name="ce6" office:value-type="float" office:value="1.98">
            <text:p>1,98</text:p>
          </table:table-cell>
          <table:table-cell office:value-type="float" office:value="0.1">
            <text:p>0,1</text:p>
          </table:table-cell>
          <table:table-cell table:formula="of:=[.M24]*[.D24]" office:value-type="float" office:value="0.2">
            <text:p>0,2</text:p>
          </table:table-cell>
          <table:table-cell table:formula="of:=[.N24]/[.F24]" office:value-type="float" office:value="0.0363636363636364">
            <text:p>0,0363636364</text:p>
          </table:table-cell>
          <table:table-cell table:formula="of:=0.05+[.O24]" office:value-type="float" office:value="0.0863636363636364">
            <text:p>0,0863636364</text:p>
          </table:table-cell>
          <table:table-cell table:formula="of:=[.F24]*[.P24]" office:value-type="float" office:value="0.475">
            <text:p>0,475</text:p>
          </table:table-cell>
          <table:table-cell table:formula="of:=[.H24]*[.P24]" office:value-type="float" office:value="2.375">
            <text:p>2,375</text:p>
          </table:table-cell>
          <table:table-cell table:formula="of:=[.C24]" office:value-type="float" office:value="5.5">
            <text:p>5,5</text:p>
          </table:table-cell>
        </table:table-row>
        <table:table-row table:style-name="ro1">
          <table:table-cell table:number-columns-repeated="2"/>
          <table:table-cell office:value-type="float" office:value="4.6">
            <text:p>4,6</text:p>
          </table:table-cell>
          <table:table-cell office:value-type="float" office:value="2">
            <text:p>2</text:p>
          </table:table-cell>
          <table:table-cell table:formula="of:=[.C25]*[.D25]" office:value-type="float" office:value="9.2">
            <text:p>9,2</text:p>
          </table:table-cell>
          <table:table-cell table:formula="of:=[.E25]/2" office:value-type="float" office:value="4.6">
            <text:p>4,6</text:p>
          </table:table-cell>
          <table:table-cell table:style-name="ce4" office:value-type="float" office:value="6">
            <text:p>6</text:p>
          </table:table-cell>
          <table:table-cell table:style-name="ce4" table:formula="of:=[.F25]*[.G25]" office:value-type="float" office:value="27.6">
            <text:p>27,6</text:p>
          </table:table-cell>
          <table:table-cell table:number-columns-repeated="2"/>
          <table:table-cell table:style-name="ce12" table:formula="of:=[.F5]*6.6*10^-34/(1.6*10^-19*[.L25])" office:value-type="float" office:value="6.40559779367919">
            <text:p>6,4</text:p>
          </table:table-cell>
          <table:table-cell table:style-name="ce6" office:value-type="float" office:value="1.72">
            <text:p>1,72</text:p>
          </table:table-cell>
          <table:table-cell office:value-type="float" office:value="0.1">
            <text:p>0,1</text:p>
          </table:table-cell>
          <table:table-cell table:formula="of:=[.M25]*[.D25]" office:value-type="float" office:value="0.2">
            <text:p>0,2</text:p>
          </table:table-cell>
          <table:table-cell table:formula="of:=[.N25]/[.F25]" office:value-type="float" office:value="0.0434782608695652">
            <text:p>0,0434782609</text:p>
          </table:table-cell>
          <table:table-cell table:formula="of:=0.05+[.O25]" office:value-type="float" office:value="0.0934782608695652">
            <text:p>0,0934782609</text:p>
          </table:table-cell>
          <table:table-cell table:formula="of:=[.F25]*[.P25]" office:value-type="float" office:value="0.43">
            <text:p>0,43</text:p>
          </table:table-cell>
          <table:table-cell table:formula="of:=[.H25]*[.P25]" office:value-type="float" office:value="2.58">
            <text:p>2,58</text:p>
          </table:table-cell>
          <table:table-cell table:formula="of:=[.C25]" office:value-type="float" office:value="4.6">
            <text:p>4,6</text:p>
          </table:table-cell>
        </table:table-row>
        <table:table-row table:style-name="ro1">
          <table:table-cell table:number-columns-repeated="6"/>
          <table:table-cell table:style-name="ce4"/>
          <table:table-cell table:style-name="ce5" office:value-type="string">
            <text:p>R hall = R pl * ny</text:p>
          </table:table-cell>
          <table:table-cell table:number-columns-repeated="2"/>
          <table:table-cell table:style-name="ce6" table:number-columns-repeated="2"/>
          <table:table-cell table:number-columns-repeated="7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d)</text:p>
          </table:table-cell>
          <table:table-cell office:value-type="string">
            <text:p>U gatter</text:p>
          </table:table-cell>
          <table:table-cell office:value-type="string">
            <text:p>ny (min)</text:p>
          </table:table-cell>
          <table:table-cell office:value-type="string">
            <text:p>Min SdH [cm]</text:p>
          </table:table-cell>
          <table:table-cell office:value-type="string">
            <text:p>B(min) </text:p>
          </table:table-cell>
          <table:table-cell office:value-type="string">
            <text:p>1/B (min)</text:p>
          </table:table-cell>
          <table:table-cell office:value-type="string">
            <text:p>U gatter</text:p>
          </table:table-cell>
          <table:table-cell office:value-type="string">
            <text:p>Ny (max)</text:p>
          </table:table-cell>
          <table:table-cell office:value-type="string">
            <text:p>Max SdH [cm]</text:p>
          </table:table-cell>
          <table:table-cell office:value-type="string">
            <text:p>B(max)</text:p>
          </table:table-cell>
          <table:table-cell office:value-type="string">
            <text:p>1/B (max)</text:p>
          </table:table-cell>
          <table:table-cell office:value-type="string">
            <text:p>abs B</text:p>
          </table:table-cell>
          <table:table-cell office:value-type="string">
            <text:p>rel B=rel1/B</text:p>
          </table:table-cell>
          <table:table-cell office:value-type="string">
            <text:p>Abs 1/B</text:p>
          </table:table-cell>
          <table:table-cell table:number-columns-repeated="5"/>
        </table:table-row>
        <table:table-row table:style-name="ro1">
          <table:table-cell office:value-type="string">
            <text:p>1cm =0,225T</text:p>
          </table:table-cell>
          <table:table-cell office:value-type="string">
            <text:p>-0,18 min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style-name="ce6" table:formula="of:=0.225*[.D30]" office:value-type="float" office:value="5.4">
            <text:p>5,40</text:p>
          </table:table-cell>
          <table:table-cell table:style-name="ce6" table:formula="of:=1/[.E30]" office:value-type="float" office:value="0.185185185185185">
            <text:p>0,19</text:p>
          </table:table-cell>
          <table:table-cell office:value-type="string">
            <text:p>-0,18max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0.225*[.I30]" office:value-type="float" office:value="4.05">
            <text:p>4,05</text:p>
          </table:table-cell>
          <table:table-cell table:style-name="ce6" table:formula="of:=1/[.J30]" office:value-type="float" office:value="0.246913580246914">
            <text:p>0,25</text:p>
          </table:table-cell>
          <table:table-cell office:value-type="float" office:value="0.045">
            <text:p>0,045</text:p>
          </table:table-cell>
          <table:table-cell table:formula="of:=[.L30]/[.E30]" office:value-type="float" office:value="0.00833333333333333">
            <text:p>0,0083333333</text:p>
          </table:table-cell>
          <table:table-cell table:formula="of:=[.M30]*[.F30]" office:value-type="float" office:value="0.00154320987654321">
            <text:p>0,00154320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12.4">
            <text:p>12,4</text:p>
          </table:table-cell>
          <table:table-cell table:style-name="ce6" table:formula="of:=0.225*[.D31]" office:value-type="float" office:value="2.79">
            <text:p>2,79</text:p>
          </table:table-cell>
          <table:table-cell table:style-name="ce6" table:formula="of:=1/[.E31]" office:value-type="float" office:value="0.3584229390681">
            <text:p>0,36</text:p>
          </table:table-cell>
          <table:table-cell/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table:formula="of:=0.225*[.I31]" office:value-type="float" office:value="2.3175">
            <text:p>2,3175</text:p>
          </table:table-cell>
          <table:table-cell table:style-name="ce6" table:formula="of:=1/[.J31]" office:value-type="float" office:value="0.431499460625674">
            <text:p>0,43</text:p>
          </table:table-cell>
          <table:table-cell office:value-type="float" office:value="0.045">
            <text:p>0,045</text:p>
          </table:table-cell>
          <table:table-cell table:formula="of:=[.L31]/[.E31]" office:value-type="float" office:value="0.0161290322580645">
            <text:p>0,0161290323</text:p>
          </table:table-cell>
          <table:table-cell table:formula="of:=[.M31]*[.F31]" office:value-type="float" office:value="0.00578101514625968">
            <text:p>0,00578101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8.4">
            <text:p>8,4</text:p>
          </table:table-cell>
          <table:table-cell table:style-name="ce6" table:formula="of:=0.225*[.D32]" office:value-type="float" office:value="1.89">
            <text:p>1,89</text:p>
          </table:table-cell>
          <table:table-cell table:style-name="ce6" table:formula="of:=1/[.E32]" office:value-type="float" office:value="0.529100529100529">
            <text:p>0,53</text:p>
          </table:table-cell>
          <table:table-cell/>
          <table:table-cell office:value-type="float" office:value="14">
            <text:p>14</text:p>
          </table:table-cell>
          <table:table-cell office:value-type="float" office:value="7.3">
            <text:p>7,3</text:p>
          </table:table-cell>
          <table:table-cell table:formula="of:=0.225*[.I32]" office:value-type="float" office:value="1.6425">
            <text:p>1,6425</text:p>
          </table:table-cell>
          <table:table-cell table:style-name="ce6" table:formula="of:=1/[.J32]" office:value-type="float" office:value="0.60882800608828">
            <text:p>0,61</text:p>
          </table:table-cell>
          <table:table-cell office:value-type="float" office:value="0.045">
            <text:p>0,045</text:p>
          </table:table-cell>
          <table:table-cell table:formula="of:=[.L32]/[.E32]" office:value-type="float" office:value="0.0238095238095238">
            <text:p>0,0238095238</text:p>
          </table:table-cell>
          <table:table-cell table:formula="of:=[.M32]*[.F32]" office:value-type="float" office:value="0.0125976316452507">
            <text:p>0,01259763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6.4">
            <text:p>6,4</text:p>
          </table:table-cell>
          <table:table-cell table:style-name="ce6" table:formula="of:=0.225*[.D33]" office:value-type="float" office:value="1.44">
            <text:p>1,44</text:p>
          </table:table-cell>
          <table:table-cell table:style-name="ce6" table:formula="of:=1/[.E33]" office:value-type="float" office:value="0.694444444444444">
            <text:p>0,69</text:p>
          </table:table-cell>
          <table:table-cell/>
          <table:table-cell office:value-type="float" office:value="18">
            <text:p>18</text:p>
          </table:table-cell>
          <table:table-cell office:value-type="float" office:value="5.7">
            <text:p>5,7</text:p>
          </table:table-cell>
          <table:table-cell table:formula="of:=0.225*[.I33]" office:value-type="float" office:value="1.2825">
            <text:p>1,2825</text:p>
          </table:table-cell>
          <table:table-cell table:style-name="ce6" table:formula="of:=1/[.J33]" office:value-type="float" office:value="0.779727095516569">
            <text:p>0,78</text:p>
          </table:table-cell>
          <table:table-cell office:value-type="float" office:value="0.045">
            <text:p>0,045</text:p>
          </table:table-cell>
          <table:table-cell table:formula="of:=[.L33]/[.E33]" office:value-type="float" office:value="0.03125">
            <text:p>0,03125</text:p>
          </table:table-cell>
          <table:table-cell table:formula="of:=[.M33]*[.F33]" office:value-type="float" office:value="0.0217013888888889">
            <text:p>0,0217013889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6" table:number-columns-repeated="2"/>
          <table:table-cell table:number-columns-repeated="4"/>
          <table:table-cell table:style-name="ce6"/>
          <table:table-cell table:number-columns-repeated="8"/>
        </table:table-row>
        <table:table-row table:style-name="ro1">
          <table:table-cell/>
          <table:table-cell office:value-type="string">
            <text:p>0 min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style-name="ce6" table:formula="of:=0.225*[.D35]" office:value-type="float" office:value="4.725">
            <text:p>4,73</text:p>
          </table:table-cell>
          <table:table-cell table:style-name="ce6" table:formula="of:=1/[.E35]" office:value-type="float" office:value="0.211640211640212">
            <text:p>0,21</text:p>
          </table:table-cell>
          <table:table-cell office:value-type="string">
            <text:p>0 max</text:p>
          </table:table-cell>
          <table:table-cell office:value-type="float" office:value="5">
            <text:p>5</text:p>
          </table:table-cell>
          <table:table-cell office:value-type="float" office:value="16.5">
            <text:p>16,5</text:p>
          </table:table-cell>
          <table:table-cell table:formula="of:=0.225*[.I35]" office:value-type="float" office:value="3.7125">
            <text:p>3,7125</text:p>
          </table:table-cell>
          <table:table-cell table:style-name="ce6" table:formula="of:=1/[.J35]" office:value-type="float" office:value="0.269360269360269">
            <text:p>0,27</text:p>
          </table:table-cell>
          <table:table-cell office:value-type="float" office:value="0.045">
            <text:p>0,045</text:p>
          </table:table-cell>
          <table:table-cell table:formula="of:=[.L35]/[.E35]" office:value-type="float" office:value="0.00952380952380952">
            <text:p>0,0095238095</text:p>
          </table:table-cell>
          <table:table-cell table:formula="of:=[.M35]*[.F35]" office:value-type="float" office:value="0.00201562106324011">
            <text:p>0,00201562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style-name="ce6" table:formula="of:=0.225*[.D36]" office:value-type="float" office:value="3.15">
            <text:p>3,15</text:p>
          </table:table-cell>
          <table:table-cell table:style-name="ce6" table:formula="of:=1/[.E36]" office:value-type="float" office:value="0.317460317460317">
            <text:p>0,32</text:p>
          </table:table-cell>
          <table:table-cell/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0.225*[.I36]" office:value-type="float" office:value="2.7">
            <text:p>2,7</text:p>
          </table:table-cell>
          <table:table-cell table:style-name="ce6" table:formula="of:=1/[.J36]" office:value-type="float" office:value="0.37037037037037">
            <text:p>0,37</text:p>
          </table:table-cell>
          <table:table-cell office:value-type="float" office:value="0.045">
            <text:p>0,045</text:p>
          </table:table-cell>
          <table:table-cell table:formula="of:=[.L36]/[.E36]" office:value-type="float" office:value="0.0142857142857143">
            <text:p>0,0142857143</text:p>
          </table:table-cell>
          <table:table-cell table:formula="of:=[.M36]*[.F36]" office:value-type="float" office:value="0.00453514739229025">
            <text:p>0,00453514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10.5">
            <text:p>10,5</text:p>
          </table:table-cell>
          <table:table-cell table:style-name="ce6" table:formula="of:=0.225*[.D37]" office:value-type="float" office:value="2.3625">
            <text:p>2,36</text:p>
          </table:table-cell>
          <table:table-cell table:style-name="ce6" table:formula="of:=1/[.E37]" office:value-type="float" office:value="0.423280423280423">
            <text:p>0,42</text:p>
          </table:table-cell>
          <table:table-cell/>
          <table:table-cell office:value-type="float" office:value="9">
            <text:p>9</text:p>
          </table:table-cell>
          <table:table-cell office:value-type="float" office:value="9.3">
            <text:p>9,3</text:p>
          </table:table-cell>
          <table:table-cell table:formula="of:=0.225*[.I37]" office:value-type="float" office:value="2.0925">
            <text:p>2,0925</text:p>
          </table:table-cell>
          <table:table-cell table:style-name="ce6" table:formula="of:=1/[.J37]" office:value-type="float" office:value="0.4778972520908">
            <text:p>0,48</text:p>
          </table:table-cell>
          <table:table-cell office:value-type="float" office:value="0.045">
            <text:p>0,045</text:p>
          </table:table-cell>
          <table:table-cell table:formula="of:=[.L37]/[.E37]" office:value-type="float" office:value="0.019047619047619">
            <text:p>0,019047619</text:p>
          </table:table-cell>
          <table:table-cell table:formula="of:=[.M37]*[.F37]" office:value-type="float" office:value="0.00806248425296044">
            <text:p>0,00806248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8.5">
            <text:p>8,5</text:p>
          </table:table-cell>
          <table:table-cell table:style-name="ce6" table:formula="of:=0.225*[.D38]" office:value-type="float" office:value="1.9125">
            <text:p>1,91</text:p>
          </table:table-cell>
          <table:table-cell table:style-name="ce6" table:formula="of:=1/[.E38]" office:value-type="float" office:value="0.522875816993464">
            <text:p>0,52</text:p>
          </table:table-cell>
          <table:table-cell/>
          <table:table-cell office:value-type="float" office:value="11">
            <text:p>11</text:p>
          </table:table-cell>
          <table:table-cell office:value-type="float" office:value="7.7">
            <text:p>7,7</text:p>
          </table:table-cell>
          <table:table-cell table:formula="of:=0.225*[.I38]" office:value-type="float" office:value="1.7325">
            <text:p>1,7325</text:p>
          </table:table-cell>
          <table:table-cell table:style-name="ce6" table:formula="of:=1/[.J38]" office:value-type="float" office:value="0.577200577200577">
            <text:p>0,58</text:p>
          </table:table-cell>
          <table:table-cell office:value-type="float" office:value="0.045">
            <text:p>0,045</text:p>
          </table:table-cell>
          <table:table-cell table:formula="of:=[.L38]/[.E38]" office:value-type="float" office:value="0.0235294117647059">
            <text:p>0,0235294118</text:p>
          </table:table-cell>
          <table:table-cell table:formula="of:=[.M38]*[.F38]" office:value-type="float" office:value="0.0123029603998462">
            <text:p>0,0123029604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6" table:number-columns-repeated="2"/>
          <table:table-cell table:number-columns-repeated="4"/>
          <table:table-cell table:style-name="ce6"/>
          <table:table-cell table:number-columns-repeated="8"/>
        </table:table-row>
        <table:table-row table:style-name="ro2">
          <table:table-cell/>
          <table:table-cell office:value-type="string">
            <text:p>0,5 min</text:p>
          </table:table-cell>
          <table:table-cell office:value-type="float" office:value="2">
            <text:p>2</text:p>
          </table:table-cell>
          <table:table-cell table:style-name="ce3" office:value-type="float" office:value="17.5">
            <text:p>17,5</text:p>
          </table:table-cell>
          <table:table-cell table:style-name="ce6" table:formula="of:=0.225*[.D40]" office:value-type="float" office:value="3.9375">
            <text:p>3,94</text:p>
          </table:table-cell>
          <table:table-cell table:style-name="ce6" table:formula="of:=1/[.E40]" office:value-type="float" office:value="0.253968253968254">
            <text:p>0,25</text:p>
          </table:table-cell>
          <table:table-cell office:value-type="string">
            <text:p>0,5 max</text:p>
          </table:table-cell>
          <table:table-cell office:value-type="float" office:value="1.5">
            <text:p>1,5</text:p>
          </table:table-cell>
          <table:table-cell office:value-type="float" office:value="19.7">
            <text:p>19,7</text:p>
          </table:table-cell>
          <table:table-cell table:formula="of:=0.225*[.I40]" office:value-type="float" office:value="4.4325">
            <text:p>4,4325</text:p>
          </table:table-cell>
          <table:table-cell table:style-name="ce6" table:formula="of:=1/[.J40]" office:value-type="float" office:value="0.225606316976875">
            <text:p>0,23</text:p>
          </table:table-cell>
          <table:table-cell office:value-type="float" office:value="0.045">
            <text:p>0,045</text:p>
          </table:table-cell>
          <table:table-cell table:formula="of:=[.L40]/[.E40]" office:value-type="float" office:value="0.0114285714285714">
            <text:p>0,0114285714</text:p>
          </table:table-cell>
          <table:table-cell table:formula="of:=[.M40]*[.F40]" office:value-type="float" office:value="0.00290249433106576">
            <text:p>0,00290249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3.1">
            <text:p>13,1</text:p>
          </table:table-cell>
          <table:table-cell table:style-name="ce6" table:formula="of:=0.225*[.D41]" office:value-type="float" office:value="2.9475">
            <text:p>2,95</text:p>
          </table:table-cell>
          <table:table-cell table:style-name="ce6" table:formula="of:=1/[.E41]" office:value-type="float" office:value="0.339270568278202">
            <text:p>0,34</text:p>
          </table:table-cell>
          <table:table-cell/>
          <table:table-cell office:value-type="float" office:value="2.5">
            <text:p>2,5</text:p>
          </table:table-cell>
          <table:table-cell office:value-type="float" office:value="14.8">
            <text:p>14,8</text:p>
          </table:table-cell>
          <table:table-cell table:formula="of:=0.225*[.I41]" office:value-type="float" office:value="3.33">
            <text:p>3,33</text:p>
          </table:table-cell>
          <table:table-cell table:style-name="ce6" table:formula="of:=1/[.J41]" office:value-type="float" office:value="0.3003003003003">
            <text:p>0,30</text:p>
          </table:table-cell>
          <table:table-cell office:value-type="float" office:value="0.045">
            <text:p>0,045</text:p>
          </table:table-cell>
          <table:table-cell table:formula="of:=[.L41]/[.E41]" office:value-type="float" office:value="0.0152671755725191">
            <text:p>0,0152671756</text:p>
          </table:table-cell>
          <table:table-cell table:formula="of:=[.M41]*[.F41]" office:value-type="float" office:value="0.00517970333249163">
            <text:p>0,00517970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0.5">
            <text:p>10,5</text:p>
          </table:table-cell>
          <table:table-cell table:style-name="ce6" table:formula="of:=0.225*[.D42]" office:value-type="float" office:value="2.3625">
            <text:p>2,36</text:p>
          </table:table-cell>
          <table:table-cell table:style-name="ce6" table:formula="of:=1/[.E42]" office:value-type="float" office:value="0.423280423280423">
            <text:p>0,42</text:p>
          </table:table-cell>
          <table:table-cell/>
          <table:table-cell office:value-type="float" office:value="3.5">
            <text:p>3,5</text:p>
          </table:table-cell>
          <table:table-cell office:value-type="float" office:value="11.6">
            <text:p>11,6</text:p>
          </table:table-cell>
          <table:table-cell table:formula="of:=0.225*[.I42]" office:value-type="float" office:value="2.61">
            <text:p>2,61</text:p>
          </table:table-cell>
          <table:table-cell table:style-name="ce6" table:formula="of:=1/[.J42]" office:value-type="float" office:value="0.383141762452107">
            <text:p>0,38</text:p>
          </table:table-cell>
          <table:table-cell office:value-type="float" office:value="0.045">
            <text:p>0,045</text:p>
          </table:table-cell>
          <table:table-cell table:formula="of:=[.L42]/[.E42]" office:value-type="float" office:value="0.019047619047619">
            <text:p>0,019047619</text:p>
          </table:table-cell>
          <table:table-cell table:formula="of:=[.M42]*[.F42]" office:value-type="float" office:value="0.00806248425296044">
            <text:p>0,00806248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8.8">
            <text:p>8,8</text:p>
          </table:table-cell>
          <table:table-cell table:style-name="ce6" table:formula="of:=0.225*[.D43]" office:value-type="float" office:value="1.98">
            <text:p>1,98</text:p>
          </table:table-cell>
          <table:table-cell table:style-name="ce6" table:formula="of:=1/[.E43]" office:value-type="float" office:value="0.505050505050505">
            <text:p>0,51</text:p>
          </table:table-cell>
          <table:table-cell/>
          <table:table-cell office:value-type="float" office:value="4.5">
            <text:p>4,5</text:p>
          </table:table-cell>
          <table:table-cell office:value-type="float" office:value="9.6">
            <text:p>9,6</text:p>
          </table:table-cell>
          <table:table-cell table:formula="of:=0.225*[.I43]" office:value-type="float" office:value="2.16">
            <text:p>2,16</text:p>
          </table:table-cell>
          <table:table-cell table:style-name="ce6" table:formula="of:=1/[.J43]" office:value-type="float" office:value="0.462962962962963">
            <text:p>0,46</text:p>
          </table:table-cell>
          <table:table-cell office:value-type="float" office:value="0.045">
            <text:p>0,045</text:p>
          </table:table-cell>
          <table:table-cell table:formula="of:=[.L43]/[.E43]" office:value-type="float" office:value="0.0227272727272727">
            <text:p>0,0227272727</text:p>
          </table:table-cell>
          <table:table-cell table:formula="of:=[.M43]*[.F43]" office:value-type="float" office:value="0.0114784205693297">
            <text:p>0,0114784206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U gatter</text:p>
          </table:table-cell>
          <table:table-cell office:value-type="string">
            <text:p><text:s/>Steigung aus 1/B min</text:p>
          </table:table-cell>
          <table:table-cell office:value-type="string">
            <text:p>n (minima)</text:p>
          </table:table-cell>
          <table:table-cell/>
          <table:table-cell office:value-type="string">
            <text:p>n </text:p>
          </table:table-cell>
          <table:table-cell office:value-type="string">
            <text:p>abs steig</text:p>
          </table:table-cell>
          <table:table-cell office:value-type="string">
            <text:p>rel steig</text:p>
          </table:table-cell>
          <table:table-cell office:value-type="string">
            <text:p>abs n</text:p>
          </table:table-cell>
          <table:table-cell office:value-type="string">
            <text:p>rel stei+rel1/B</text:p>
          </table:table-cell>
          <table:table-cell office:value-type="string">
            <text:p>absberichtigte steig</text:p>
          </table:table-cell>
          <table:table-cell table:number-columns-repeated="8"/>
        </table:table-row>
        <table:table-row table:style-name="ro1">
          <table:table-cell/>
          <table:table-cell office:value-type="float" office:value="-0.18">
            <text:p>-0,18</text:p>
          </table:table-cell>
          <table:table-cell office:value-type="float" office:value="23.5">
            <text:p>23,5</text:p>
          </table:table-cell>
          <table:table-cell table:style-name="ce4" table:formula="of:=(1.6*10^-19/(6.6*10^-34))*[.C46]" office:value-type="float" office:value="5.6969696969697E+015">
            <text:p>5696969696969700</text:p>
          </table:table-cell>
          <table:table-cell/>
          <table:table-cell table:style-name="ce6" table:formula="of:=[.D46]*10^-15" office:value-type="float" office:value="5.6969696969697">
            <text:p>5,70</text:p>
          </table:table-cell>
          <table:table-cell office:value-type="float" office:value="0.5">
            <text:p>0,5</text:p>
          </table:table-cell>
          <table:table-cell table:formula="of:=[.G46]/[.C46]" office:value-type="float" office:value="0.0212765957446808">
            <text:p>0,0212765957</text:p>
          </table:table-cell>
          <table:table-cell table:formula="of:=[.J46]*[.F46]" office:value-type="float" office:value="0.299242424242424">
            <text:p>0,2992424242</text:p>
          </table:table-cell>
          <table:table-cell table:formula="of:=[.H46]+[.M33]" office:value-type="float" office:value="0.0525265957446808">
            <text:p>0,0525265957</text:p>
          </table:table-cell>
          <table:table-cell table:formula="of:=[.J46]*[.C46]" office:value-type="float" office:value="1.234375">
            <text:p>1,2343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9.3">
            <text:p>19,3</text:p>
          </table:table-cell>
          <table:table-cell table:style-name="ce4" table:formula="of:=(1.6*10^-19/(6.6*10^-34))*[.C47]" office:value-type="float" office:value="4.67878787878788E+015">
            <text:p>4678787878787880</text:p>
          </table:table-cell>
          <table:table-cell/>
          <table:table-cell table:style-name="ce6" table:formula="of:=[.D47]*10^-15" office:value-type="float" office:value="4.67878787878788">
            <text:p>4,68</text:p>
          </table:table-cell>
          <table:table-cell office:value-type="float" office:value="0.5">
            <text:p>0,5</text:p>
          </table:table-cell>
          <table:table-cell table:formula="of:=[.G47]/[.C47]" office:value-type="float" office:value="0.0259067357512953">
            <text:p>0,0259067358</text:p>
          </table:table-cell>
          <table:table-cell table:formula="of:=[.J47]*[.F47]" office:value-type="float" office:value="0.231301247771836">
            <text:p>0,2313012478</text:p>
          </table:table-cell>
          <table:table-cell table:formula="of:=[.H47]+[.M38]" office:value-type="float" office:value="0.0494361475160012">
            <text:p>0,0494361475</text:p>
          </table:table-cell>
          <table:table-cell table:formula="of:=[.J47]*[.C47]" office:value-type="float" office:value="0.954117647058824">
            <text:p>0,95411764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">
            <text:p>0,5</text:p>
          </table:table-cell>
          <table:table-cell table:style-name="ce3" office:value-type="float" office:value="12">
            <text:p>12</text:p>
          </table:table-cell>
          <table:table-cell table:style-name="ce4" table:formula="of:=(1.6*10^-19/(6.6*10^-34))*[.C48]" office:value-type="float" office:value="2.90909090909091E+015">
            <text:p>2909090909090910</text:p>
          </table:table-cell>
          <table:table-cell/>
          <table:table-cell table:style-name="ce6" table:formula="of:=[.D48]*10^-15" office:value-type="float" office:value="2.90909090909091">
            <text:p>2,91</text:p>
          </table:table-cell>
          <table:table-cell office:value-type="float" office:value="0.5">
            <text:p>0,5</text:p>
          </table:table-cell>
          <table:table-cell table:formula="of:=[.G48]/[.C48]" office:value-type="float" office:value="0.0416666666666667">
            <text:p>0,0416666667</text:p>
          </table:table-cell>
          <table:table-cell table:formula="of:=[.J48]*[.F48]" office:value-type="float" office:value="0.15460389014108">
            <text:p>0,1546038901</text:p>
          </table:table-cell>
          <table:table-cell table:formula="of:=[.H48]+[.N43]" office:value-type="float" office:value="0.0531450872359963">
            <text:p>0,0531450872</text:p>
          </table:table-cell>
          <table:table-cell table:formula="of:=[.J48]*[.C48]" office:value-type="float" office:value="0.637741046831956">
            <text:p>0,6377410468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5" office:value-type="string">
            <text:p>n=(e/h)*steigung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5"/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e)</text:p>
          </table:table-cell>
          <table:table-cell office:value-type="string">
            <text:p>U gatter</text:p>
          </table:table-cell>
          <table:table-cell office:value-type="string">
            <text:p>Uxx in cm</text:p>
          </table:table-cell>
          <table:table-cell office:value-type="string">
            <text:p>range <text:span text:style-name="T1">µ</text:span>V/cm</text:p>
          </table:table-cell>
          <table:table-cell office:value-type="string">
            <text:p>Uxx <text:span text:style-name="T1">µ</text:span>V</text:p>
          </table:table-cell>
          <table:table-cell table:style-name="ce7" office:value-type="string">
            <text:p>Roh xx [<text:span text:style-name="T1">Ω</text:span>]</text:p>
          </table:table-cell>
          <table:table-cell office:value-type="string">
            <text:p>n aus d</text:p>
          </table:table-cell>
          <table:table-cell table:style-name="ce9" office:value-type="string">
            <text:p>µ [m^2/Vs]</text:p>
          </table:table-cell>
          <table:table-cell office:value-type="string">
            <text:p>ablesefehler</text:p>
          </table:table-cell>
          <table:table-cell office:value-type="string">
            <text:p>abs U</text:p>
          </table:table-cell>
          <table:table-cell office:value-type="string">
            <text:p>relU</text:p>
          </table:table-cell>
          <table:table-cell office:value-type="string">
            <text:p>rel ro</text:p>
          </table:table-cell>
          <table:table-cell office:value-type="string">
            <text:p>abs ro</text:p>
          </table:table-cell>
          <table:table-cell office:value-type="string">
            <text:p>rel ne</text:p>
          </table:table-cell>
          <table:table-cell office:value-type="string">
            <text:p>ges rel</text:p>
          </table:table-cell>
          <table:table-cell office:value-type="string">
            <text:p>abs mü</text:p>
          </table:table-cell>
          <table:table-cell table:number-columns-repeated="3"/>
        </table:table-row>
        <table:table-row table:style-name="ro1">
          <table:table-cell table:style-name="ce1" office:value-type="string">
            <text:p>B=0</text:p>
          </table:table-cell>
          <table:table-cell office:value-type="float" office:value="-0.18">
            <text:p>-0,1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[.D53]*[.C53]" office:value-type="float" office:value="30">
            <text:p>30</text:p>
          </table:table-cell>
          <table:table-cell table:style-name="ce6" table:formula="of:=[.E53]/2*(1/0.75)" office:value-type="float" office:value="20">
            <text:p>20,00</text:p>
          </table:table-cell>
          <table:table-cell table:style-name="Default" table:formula="of:=[.D46]" office:value-type="float" office:value="5.6969696969697E+015">
            <text:p>5696969696969700</text:p>
          </table:table-cell>
          <table:table-cell table:style-name="ce10" table:formula="of:=1/([.F53]*1.6*10^-19*[.G53])" office:value-type="float" office:value="54.8537234042553">
            <text:p>54,85</text:p>
          </table:table-cell>
          <table:table-cell office:value-type="float" office:value="0.1">
            <text:p>0,1</text:p>
          </table:table-cell>
          <table:table-cell table:formula="of:=[.I53]*[.D53]" office:value-type="float" office:value="0.2">
            <text:p>0,2</text:p>
          </table:table-cell>
          <table:table-cell table:formula="of:=[.J53]/[.E53]" office:value-type="float" office:value="0.00666666666666667">
            <text:p>0,0066666667</text:p>
          </table:table-cell>
          <table:table-cell table:formula="of:=[.K53]+0.05" office:value-type="float" office:value="0.0566666666666667">
            <text:p>0,0566666667</text:p>
          </table:table-cell>
          <table:table-cell table:formula="of:=[.L53]*[.F53]" office:value-type="float" office:value="1.13333333333333">
            <text:p>1,1333333333</text:p>
          </table:table-cell>
          <table:table-cell table:formula="of:=[.J46]" office:value-type="float" office:value="0.0525265957446808">
            <text:p>0,0525265957</text:p>
          </table:table-cell>
          <table:table-cell table:formula="of:=[.N53]+[.L53]" office:value-type="float" office:value="0.109193262411348">
            <text:p>0,1091932624</text:p>
          </table:table-cell>
          <table:table-cell table:formula="of:=[.O53]*[.H53]" office:value-type="float" office:value="5.98965701392032">
            <text:p>5,98965701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1.3">
            <text:p>11,3</text:p>
          </table:table-cell>
          <table:table-cell office:value-type="float" office:value="0.5">
            <text:p>0,5</text:p>
          </table:table-cell>
          <table:table-cell table:formula="of:=[.D54]*[.C54]" office:value-type="float" office:value="5.65">
            <text:p>5,65</text:p>
          </table:table-cell>
          <table:table-cell table:style-name="ce6" table:formula="of:=[.E54]/2*(1/0.75)" office:value-type="float" office:value="3.76666666666667">
            <text:p>3,77</text:p>
          </table:table-cell>
          <table:table-cell table:style-name="Default" table:formula="of:=[.D47]" office:value-type="float" office:value="4.67878787878788E+015">
            <text:p>4678787878787880</text:p>
          </table:table-cell>
          <table:table-cell table:style-name="ce10" table:formula="of:=1/([.F54]*1.6*10^-19*[.G54])" office:value-type="float" office:value="354.64143243615">
            <text:p>354,64</text:p>
          </table:table-cell>
          <table:table-cell office:value-type="float" office:value="0.1">
            <text:p>0,1</text:p>
          </table:table-cell>
          <table:table-cell table:formula="of:=[.I54]*[.D54]" office:value-type="float" office:value="0.05">
            <text:p>0,05</text:p>
          </table:table-cell>
          <table:table-cell table:formula="of:=[.J54]/[.E54]" office:value-type="float" office:value="0.00884955752212389">
            <text:p>0,0088495575</text:p>
          </table:table-cell>
          <table:table-cell table:formula="of:=[.K54]+0.05" office:value-type="float" office:value="0.0588495575221239">
            <text:p>0,0588495575</text:p>
          </table:table-cell>
          <table:table-cell table:formula="of:=[.L54]*[.F54]" office:value-type="float" office:value="0.221666666666667">
            <text:p>0,2216666667</text:p>
          </table:table-cell>
          <table:table-cell table:formula="of:=[.J47]" office:value-type="float" office:value="0.0494361475160012">
            <text:p>0,0494361475</text:p>
          </table:table-cell>
          <table:table-cell table:formula="of:=[.N54]+[.L54]" office:value-type="float" office:value="0.108285705038125">
            <text:p>0,108285705</text:p>
          </table:table-cell>
          <table:table-cell table:formula="of:=[.O54]*[.H54]" office:value-type="float" office:value="38.4025975470791">
            <text:p>38,40259754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>
            <text:p>0,5</text:p>
          </table:table-cell>
          <table:table-cell office:value-type="float" office:value="9.2">
            <text:p>9,2</text:p>
          </table:table-cell>
          <table:table-cell office:value-type="float" office:value="0.2">
            <text:p>0,2</text:p>
          </table:table-cell>
          <table:table-cell table:formula="of:=[.D55]*[.C55]" office:value-type="float" office:value="1.84">
            <text:p>1,84</text:p>
          </table:table-cell>
          <table:table-cell table:style-name="ce6" table:formula="of:=[.E55]/2*(1/0.75)" office:value-type="float" office:value="1.22666666666667">
            <text:p>1,23</text:p>
          </table:table-cell>
          <table:table-cell table:style-name="Default" table:formula="of:=[.D48]" office:value-type="float" office:value="2.90909090909091E+015">
            <text:p>2909090909090910</text:p>
          </table:table-cell>
          <table:table-cell table:style-name="ce10" table:formula="of:=1/([.F55]*1.6*10^-19*[.G55])" office:value-type="float" office:value="1751.44361413043">
            <text:p>1751,44</text:p>
          </table:table-cell>
          <table:table-cell office:value-type="float" office:value="0.1">
            <text:p>0,1</text:p>
          </table:table-cell>
          <table:table-cell table:formula="of:=[.I55]*[.D55]" office:value-type="float" office:value="0.02">
            <text:p>0,02</text:p>
          </table:table-cell>
          <table:table-cell table:formula="of:=[.J55]/[.E55]" office:value-type="float" office:value="0.0108695652173913">
            <text:p>0,0108695652</text:p>
          </table:table-cell>
          <table:table-cell table:formula="of:=[.K55]+0.05" office:value-type="float" office:value="0.0608695652173913">
            <text:p>0,0608695652</text:p>
          </table:table-cell>
          <table:table-cell table:formula="of:=[.L55]*[.F55]" office:value-type="float" office:value="0.0746666666666667">
            <text:p>0,0746666667</text:p>
          </table:table-cell>
          <table:table-cell table:formula="of:=[.J48]" office:value-type="float" office:value="0.0531450872359963">
            <text:p>0,0531450872</text:p>
          </table:table-cell>
          <table:table-cell table:formula="of:=[.N55]+[.L55]" office:value-type="float" office:value="0.114014652453388">
            <text:p>0,1140146525</text:p>
          </table:table-cell>
          <table:table-cell table:formula="of:=[.O55]*[.H55]" office:value-type="float" office:value="199.690234956787">
            <text:p>199,690234956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5" office:value-type="string">
            <text:p>roh=U/I * (1/0,75)</text:p>
          </table:table-cell>
          <table:table-cell table:style-name="ce8"/>
          <table:table-cell table:style-name="ce8" office:value-type="string">
            <text:p>mü=1/(roh xx * n * e)</text:p>
          </table:table-cell>
          <table:table-cell table:style-name="ce8"/>
          <table:table-cell table:number-columns-repeated="10"/>
        </table:table-row>
        <table:table-row table:style-name="ro1">
          <table:table-cell table:number-columns-repeated="7"/>
          <table:table-cell table:style-name="ce11"/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>
            <draw:frame table:end-cell-address="Tabelle1.G81" table:end-x="1.178cm" table:end-y="0.069cm" draw:z-index="1" draw:style-name="gr1" draw:text-style-name="P1" svg:width="18.176cm" svg:height="9.777cm" svg:x="0.362cm" svg:y="0.228cm">
              <draw:object draw:notify-on-update-of-ranges="Tabelle1.B53:Tabelle1.B55 Tabelle1.B46:Tabelle1.B48 Tabelle1.D45:Tabelle1.D45 Tabelle1.F46:Tabelle1.F48 Tabelle1.B3:Tabelle1.B5 Tabelle1.F2:Tabelle1.F2 Tabelle1.H3:Tabelle1.H5 Tabelle1.H52:Tabelle1.H5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>
            <text:p>f)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>
            <draw:frame table:end-cell-address="Tabelle3.G24" table:end-x="2.213cm" table:end-y="0.362cm" draw:z-index="0" draw:style-name="gr1" draw:text-style-name="P1" svg:width="15.761cm" svg:height="10.749cm" svg:x="0cm" svg:y="0cm">
              <draw:object draw:notify-on-update-of-ranges="Tabelle1.B54:Tabelle1.B55 Tabelle1.B46:Tabelle1.B48 Tabelle1.D45:Tabelle1.D45 Tabelle1.F46:Tabelle1.F48 Tabelle1.B3:Tabelle1.B5 Tabelle1.F2:Tabelle1.F2 Tabelle1.H3:Tabelle1.H5 Tabelle1.B53:Tabelle1.B55 Tabelle1.H52:Tabelle1.H52 Tabelle1.H53:Tabelle1.H5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1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4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9.12.2014</text:date>, <text:time>22:15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7T12:17:08.74</meta:creation-date>
    <dc:date>2014-12-09T22:15:15.71</dc:date>
    <meta:editing-duration>PT14H39M8S</meta:editing-duration>
    <meta:editing-cycles>20</meta:editing-cycles>
    <meta:generator>OpenOffice.org/3.4$Win32 OpenOffice.org_project/340m1$Build-9590</meta:generator>
    <meta:print-date>2014-12-07T16:22:57.45</meta:print-date>
    <meta:document-statistic meta:table-count="3" meta:cell-count="50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 chart:regression-type="linear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linear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svg:stroke-color="#ffd320"/>
    </style:style>
    <style:style style:name="ch11" style:family="chart" style:data-style-name="N0">
      <style:chart-properties chart:symbol-type="named-symbol" chart:symbol-name="arrow-left" chart:symbol-width="0.25cm" chart:symbol-height="0.25cm" chart:regression-type="linear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svg:stroke-color="#83caff"/>
    </style:style>
    <style:style style:name="ch13" style:family="chart" style:data-style-name="N0">
      <style:chart-properties chart:symbol-type="named-symbol" chart:symbol-name="diamond" chart:symbol-width="0.25cm" chart:symbol-height="0.25cm" chart:regression-type="linear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svg:stroke-color="#ff420e"/>
    </style:style>
    <style:style style:name="ch15" style:family="chart" style:data-style-name="N0">
      <style:chart-properties chart:symbol-type="named-symbol" chart:symbol-name="arrow-right" chart:symbol-width="0.25cm" chart:symbol-height="0.25cm" chart:regression-type="linear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svg:stroke-color="#7e0021"/>
    </style:style>
    <style:style style:name="ch17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8" style:family="chart">
      <style:graphic-properties svg:stroke-color="#004586"/>
    </style:style>
    <style:style style:name="ch19" style:family="chart" style:data-style-name="N0">
      <style:chart-properties chart:symbol-type="named-symbol" chart:symbol-name="arrow-up" chart:symbol-width="0.25cm" chart:symbol-height="0.25cm" chart:regression-type="linear"/>
      <style:graphic-properties svg:stroke-width="0.08cm" svg:stroke-color="#579d1c" draw:fill-color="#579d1c"/>
      <style:text-properties fo:font-size="10pt" style:font-size-asian="10pt" style:font-size-complex="10pt"/>
    </style:style>
    <style:style style:name="ch20" style:family="chart">
      <style:graphic-properties svg:stroke-color="#579d1c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.392cm" svg:height="18.799cm" xlink:href=".." xlink:type="simple" chart:class="chart:scatter" chart:style-name="ch1">
        <chart:title svg:x="0.763cm" svg:y="0.359cm" chart:style-name="ch2">
          <text:p>zu 4..)</text:p>
        </chart:title>
        <chart:legend chart:legend-position="end" svg:x="12.376cm" svg:y="6.205cm" style:legend-expansion="high" chart:style-name="ch3"/>
        <chart:plot-area chart:style-name="ch4" table:cell-range-address="Tabelle1.F40:Tabelle1.F43 Tabelle1.B40:Tabelle1.B40 Tabelle1.C40:Tabelle1.C43 Tabelle1.G40:Tabelle1.G40 Tabelle1.H40:Tabelle1.H43 Tabelle1.B35:Tabelle1.B35 Tabelle1.C35:Tabelle1.C38 Tabelle1.G35:Tabelle1.G35 Tabelle1.H35:Tabelle1.H38 Tabelle1.B30:Tabelle1.B30 Tabelle1.C30:Tabelle1.C33 Tabelle1.G30:Tabelle1.G30 Tabelle1.H30:Tabelle1.H33" chart:data-source-has-labels="row" svg:x="1.495cm" svg:y="4.136cm" svg:width="9.356cm" svg:height="11.955cm">
          <chartooo:coordinate-region svg:x="2.116cm" svg:y="4.348cm" svg:width="8.403cm" svg:height="11.07cm"/>
          <chart:axis chart:dimension="x" chart:name="primary-x" chart:style-name="ch5">
            <chart:title svg:x="5.878cm" svg:y="16.467cm" chart:style-name="ch6">
              <text:p>1/B</text:p>
            </chart:title>
          </chart:axis>
          <chart:axis chart:dimension="y" chart:name="primary-y" chart:style-name="ch7">
            <chart:title svg:x="0.581cm" svg:y="10.329cm" chart:style-name="ch8">
              <text:p>ny</text:p>
            </chart:title>
          </chart:axis>
          <chart:series chart:style-name="ch9" chart:values-cell-range-address="Tabelle1.C40:Tabelle1.C43" chart:label-cell-address="Tabelle1.B40:Tabelle1.B40" chart:class="chart:scatter">
            <chart:domain table:cell-range-address="Tabelle1.F40:Tabelle1.F43"/>
            <chart:regression-curve chart:style-name="ch10">
              <chart:equation svg:x="9.451cm" svg:y="2.737cm"/>
            </chart:regression-curve>
            <chart:data-point chart:repeated="4"/>
          </chart:series>
          <chart:series chart:style-name="ch11" chart:values-cell-range-address="Tabelle1.H40:Tabelle1.H43" chart:label-cell-address="Tabelle1.G40:Tabelle1.G40" chart:class="chart:scatter">
            <chart:domain table:cell-range-address="Tabelle1.K40:Tabelle1.K43"/>
            <chart:regression-curve chart:style-name="ch12">
              <chart:equation svg:x="9.452cm" svg:y="3.133cm"/>
            </chart:regression-curve>
            <chart:data-point chart:repeated="4"/>
          </chart:series>
          <chart:series chart:style-name="ch13" chart:values-cell-range-address="Tabelle1.C35:Tabelle1.C38" chart:label-cell-address="Tabelle1.B35:Tabelle1.B35" chart:class="chart:scatter">
            <chart:domain table:cell-range-address="Tabelle1.F35:Tabelle1.F38"/>
            <chart:regression-curve chart:style-name="ch14">
              <chart:equation svg:x="9.051cm" svg:y="1.585cm"/>
            </chart:regression-curve>
            <chart:data-point chart:repeated="4"/>
          </chart:series>
          <chart:series chart:style-name="ch15" chart:values-cell-range-address="Tabelle1.H35:Tabelle1.H38" chart:label-cell-address="Tabelle1.G35:Tabelle1.G35" chart:class="chart:scatter">
            <chart:domain table:cell-range-address="Tabelle1.K35:Tabelle1.K38"/>
            <chart:regression-curve chart:style-name="ch16">
              <chart:equation svg:x="9.053cm" svg:y="1.972cm"/>
            </chart:regression-curve>
            <chart:data-point chart:repeated="4"/>
          </chart:series>
          <chart:series chart:style-name="ch17" chart:values-cell-range-address="Tabelle1.C30:Tabelle1.C33" chart:label-cell-address="Tabelle1.B30:Tabelle1.B30" chart:class="chart:scatter">
            <chart:domain table:cell-range-address="Tabelle1.F30:Tabelle1.F33"/>
            <chart:regression-curve chart:style-name="ch18">
              <chart:equation svg:x="8.449cm" svg:y="0.34cm"/>
            </chart:regression-curve>
            <chart:data-point chart:repeated="4"/>
          </chart:series>
          <chart:series chart:style-name="ch19" chart:values-cell-range-address="Tabelle1.H30:Tabelle1.H33" chart:label-cell-address="Tabelle1.G30:Tabelle1.G30" chart:class="chart:scatter">
            <chart:domain table:cell-range-address="Tabelle1.K30:Tabelle1.K33"/>
            <chart:regression-curve chart:style-name="ch20">
              <chart:equation svg:x="8.45cm" svg:y="0.748cm"/>
            </chart:regression-curve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  <table:table-cell office:value-type="string">
                <text:p>0,5 min</text:p>
                <draw:g>
                  <svg:desc>Tabelle1.B40:Tabelle1.B40</svg:desc>
                </draw:g>
              </table:table-cell>
              <table:table-cell office:value-type="string">
                <text:p>Spalte K</text:p>
              </table:table-cell>
              <table:table-cell office:value-type="string">
                <text:p>0,5 max</text:p>
                <draw:g>
                  <svg:desc>Tabelle1.G40:Tabelle1.G40</svg:desc>
                </draw:g>
              </table:table-cell>
              <table:table-cell office:value-type="string">
                <text:p>Spalte F</text:p>
              </table:table-cell>
              <table:table-cell office:value-type="string">
                <text:p>0 min</text:p>
                <draw:g>
                  <svg:desc>Tabelle1.B35:Tabelle1.B35</svg:desc>
                </draw:g>
              </table:table-cell>
              <table:table-cell office:value-type="string">
                <text:p>Spalte K</text:p>
              </table:table-cell>
              <table:table-cell office:value-type="string">
                <text:p>0 max</text:p>
                <draw:g>
                  <svg:desc>Tabelle1.G35:Tabelle1.G35</svg:desc>
                </draw:g>
              </table:table-cell>
              <table:table-cell office:value-type="string">
                <text:p>Spalte F</text:p>
              </table:table-cell>
              <table:table-cell office:value-type="string">
                <text:p>-0,18 min</text:p>
                <draw:g>
                  <svg:desc>Tabelle1.B30:Tabelle1.B30</svg:desc>
                </draw:g>
              </table:table-cell>
              <table:table-cell office:value-type="string">
                <text:p>Spalte K</text:p>
              </table:table-cell>
              <table:table-cell office:value-type="string">
                <text:p>-0,18max</text:p>
                <draw:g>
                  <svg:desc>Tabelle1.G30:Tabelle1.G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3968253968254">
                <text:p>0.253968253968254</text:p>
                <draw:g>
                  <svg:desc>Tabelle1.F40:Tabelle1.F43</svg:desc>
                </draw:g>
              </table:table-cell>
              <table:table-cell office:value-type="float" office:value="2">
                <text:p>2</text:p>
                <draw:g>
                  <svg:desc>Tabelle1.C40:Tabelle1.C43</svg:desc>
                </draw:g>
              </table:table-cell>
              <table:table-cell office:value-type="float" office:value="0.225606316976875">
                <text:p>0.225606316976875</text:p>
                <draw:g>
                  <svg:desc>Tabelle1.K40:Tabelle1.K43</svg:desc>
                </draw:g>
              </table:table-cell>
              <table:table-cell office:value-type="float" office:value="1.5">
                <text:p>1.5</text:p>
                <draw:g>
                  <svg:desc>Tabelle1.H40:Tabelle1.H43</svg:desc>
                </draw:g>
              </table:table-cell>
              <table:table-cell office:value-type="float" office:value="0.211640211640212">
                <text:p>0.211640211640212</text:p>
                <draw:g>
                  <svg:desc>Tabelle1.F35:Tabelle1.F38</svg:desc>
                </draw:g>
              </table:table-cell>
              <table:table-cell office:value-type="float" office:value="4">
                <text:p>4</text:p>
                <draw:g>
                  <svg:desc>Tabelle1.C35:Tabelle1.C38</svg:desc>
                </draw:g>
              </table:table-cell>
              <table:table-cell office:value-type="float" office:value="0.269360269360269">
                <text:p>0.269360269360269</text:p>
                <draw:g>
                  <svg:desc>Tabelle1.K35:Tabelle1.K38</svg:desc>
                </draw:g>
              </table:table-cell>
              <table:table-cell office:value-type="float" office:value="5">
                <text:p>5</text:p>
                <draw:g>
                  <svg:desc>Tabelle1.H35:Tabelle1.H38</svg:desc>
                </draw:g>
              </table:table-cell>
              <table:table-cell office:value-type="float" office:value="0.185185185185185">
                <text:p>0.185185185185185</text:p>
                <draw:g>
                  <svg:desc>Tabelle1.F30:Tabelle1.F33</svg:desc>
                </draw:g>
              </table:table-cell>
              <table:table-cell office:value-type="float" office:value="4">
                <text:p>4</text:p>
                <draw:g>
                  <svg:desc>Tabelle1.C30:Tabelle1.C33</svg:desc>
                </draw:g>
              </table:table-cell>
              <table:table-cell office:value-type="float" office:value="0.246913580246914">
                <text:p>0.246913580246914</text:p>
                <draw:g>
                  <svg:desc>Tabelle1.K30:Tabelle1.K33</svg:desc>
                </draw:g>
              </table:table-cell>
              <table:table-cell office:value-type="float" office:value="6">
                <text:p>6</text:p>
                <draw:g>
                  <svg:desc>Tabelle1.H30:Tabelle1.H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9270568278202">
                <text:p>0.339270568278202</text:p>
              </table:table-cell>
              <table:table-cell office:value-type="float" office:value="3">
                <text:p>3</text:p>
              </table:table-cell>
              <table:table-cell office:value-type="float" office:value="0.3003003003003">
                <text:p>0.3003003003003</text:p>
              </table:table-cell>
              <table:table-cell office:value-type="float" office:value="2.5">
                <text:p>2.5</text:p>
              </table:table-cell>
              <table:table-cell office:value-type="float" office:value="0.317460317460317">
                <text:p>0.317460317460317</text:p>
              </table:table-cell>
              <table:table-cell office:value-type="float" office:value="6">
                <text:p>6</text:p>
              </table:table-cell>
              <table:table-cell office:value-type="float" office:value="0.37037037037037">
                <text:p>0.37037037037037</text:p>
              </table:table-cell>
              <table:table-cell office:value-type="float" office:value="7">
                <text:p>7</text:p>
              </table:table-cell>
              <table:table-cell office:value-type="float" office:value="0.3584229390681">
                <text:p>0.3584229390681</text:p>
              </table:table-cell>
              <table:table-cell office:value-type="float" office:value="8">
                <text:p>8</text:p>
              </table:table-cell>
              <table:table-cell office:value-type="float" office:value="0.431499460625674">
                <text:p>0.4314994606256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3280423280423">
                <text:p>0.423280423280423</text:p>
              </table:table-cell>
              <table:table-cell office:value-type="float" office:value="4">
                <text:p>4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3.5">
                <text:p>3.5</text:p>
              </table:table-cell>
              <table:table-cell office:value-type="float" office:value="0.423280423280423">
                <text:p>0.423280423280423</text:p>
              </table:table-cell>
              <table:table-cell office:value-type="float" office:value="8">
                <text:p>8</text:p>
              </table:table-cell>
              <table:table-cell office:value-type="float" office:value="0.4778972520908">
                <text:p>0.4778972520908</text:p>
              </table:table-cell>
              <table:table-cell office:value-type="float" office:value="9">
                <text:p>9</text:p>
              </table:table-cell>
              <table:table-cell office:value-type="float" office:value="0.529100529100529">
                <text:p>0.529100529100529</text:p>
              </table:table-cell>
              <table:table-cell office:value-type="float" office:value="12">
                <text:p>12</text:p>
              </table:table-cell>
              <table:table-cell office:value-type="float" office:value="0.60882800608828">
                <text:p>0.608828006088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5050505050505">
                <text:p>0.505050505050505</text:p>
              </table:table-cell>
              <table:table-cell office:value-type="float" office:value="5">
                <text:p>5</text:p>
              </table:table-cell>
              <table:table-cell office:value-type="float" office:value="0.462962962962963">
                <text:p>0.462962962962963</text:p>
              </table:table-cell>
              <table:table-cell office:value-type="float" office:value="4.5">
                <text:p>4.5</text:p>
              </table:table-cell>
              <table:table-cell office:value-type="float" office:value="0.522875816993464">
                <text:p>0.522875816993464</text:p>
              </table:table-cell>
              <table:table-cell office:value-type="float" office:value="10">
                <text:p>10</text:p>
              </table:table-cell>
              <table:table-cell office:value-type="float" office:value="0.577200577200577">
                <text:p>0.577200577200577</text:p>
              </table:table-cell>
              <table:table-cell office:value-type="float" office:value="11">
                <text:p>11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16">
                <text:p>16</text:p>
              </table:table-cell>
              <table:table-cell office:value-type="float" office:value="0.779727095516569">
                <text:p>0.779727095516569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77cm" svg:height="9.778cm" xlink:href=".." xlink:type="simple" chart:class="chart:scatter" chart:style-name="ch1">
        <chart:title svg:x="0.356cm" svg:y="0.011cm" chart:style-name="ch2">
          <text:p>zu f)</text:p>
        </chart:title>
        <chart:legend svg:x="11.137cm" svg:y="0.257cm" style:legend-expansion="custom" chartooo:width="2.933cm" chartooo:height="1.672cm" style:legend-expansion-aspect-ratio="1.75418660287081" chart:style-name="ch3"/>
        <chart:plot-area chart:style-name="ch4" table:cell-range-address="Tabelle1.B53:Tabelle1.B55 Tabelle1.B46:Tabelle1.B48 Tabelle1.D45:Tabelle1.D45 Tabelle1.F46:Tabelle1.F48 Tabelle1.B3:Tabelle1.B5 Tabelle1.F2:Tabelle1.F2 Tabelle1.H3:Tabelle1.H5 Tabelle1.H52:Tabelle1.H55" chart:data-source-has-labels="both" svg:x="1.802cm" svg:y="1.559cm" svg:width="13.637cm" svg:height="8.115cm">
          <chartooo:coordinate-region svg:x="2.423cm" svg:y="1.771cm" svg:width="12.394cm" svg:height="7.23cm"/>
          <chart:axis chart:dimension="x" chart:name="primary-x" chart:style-name="ch5" chartooo:axis-type="auto">
            <chart:categories table:cell-range-address="Tabelle1.B53:Tabelle1.B55 Tabelle1.B46:Tabelle1.B48 Tabelle1.D45:Tabelle1.D45 Tabelle1.F46:Tabelle1.F48 Tabelle1.B3:Tabelle1.B5 Tabelle1.F2:Tabelle1.F2 Tabelle1.H3:Tabelle1.H5 Tabelle1.H52:Tabelle1.H55"/>
          </chart:axis>
          <chart:axis chart:dimension="y" chart:name="primary-y" chart:style-name="ch6">
            <chart:title svg:x="0.852cm" svg:y="8.226cm" chart:style-name="ch7">
              <text:p>Ladungsträgerdichte in 10^15 m^-2</text:p>
            </chart:title>
            <chart:grid chart:style-name="ch8" chart:class="major"/>
          </chart:axis>
          <chart:axis chart:dimension="y" chart:name="secondary-y" chart:style-name="ch9">
            <chart:title svg:x="15.803cm" svg:y="7.935cm" chart:style-name="ch7">
              <text:p>Beweglichkeit in m^2*V^-1*s^-1</text:p>
            </chart:title>
          </chart:axi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62cm" svg:height="10.75cm" xlink:href=".." xlink:type="simple" chart:class="chart:scatter" chart:style-name="ch1">
        <chart:title svg:x="0.307cm" svg:y="0.008cm" chart:style-name="ch2">
          <text:p>zu 4.6)</text:p>
        </chart:title>
        <chart:legend svg:x="9.1cm" svg:y="0.282cm" style:legend-expansion="custom" chartooo:width="3.1cm" chartooo:height="1.838cm" style:legend-expansion-aspect-ratio="1.68661588683351" chart:style-name="ch3"/>
        <chart:plot-area chart:style-name="ch4" table:cell-range-address="Tabelle1.B54:Tabelle1.B55 Tabelle1.B46:Tabelle1.B48 Tabelle1.D45:Tabelle1.D45 Tabelle1.F46:Tabelle1.F48 Tabelle1.F2:Tabelle1.F2 Tabelle1.H3:Tabelle1.H5 Tabelle1.H52:Tabelle1.H55" chart:data-source-has-labels="both" svg:x="1.321cm" svg:y="1.771cm" svg:width="13.123cm" svg:height="8.341cm">
          <chartooo:coordinate-region svg:x="2.233cm" svg:y="1.984cm" svg:width="10.742cm" svg:height="7.455cm"/>
          <chart:axis chart:dimension="x" chart:name="primary-x" chart:style-name="ch5" chartooo:axis-type="auto">
            <chart:title svg:x="6.498cm" svg:y="10.208cm" chart:style-name="ch6">
              <text:p>Gatterspannung in V</text:p>
            </chart:title>
            <chart:categories table:cell-range-address="Tabelle1.B54:Tabelle1.B55"/>
          </chart:axis>
          <chart:axis chart:dimension="y" chart:name="primary-y" chart:style-name="ch7">
            <chart:title svg:x="0.419cm" svg:y="8.551cm" chart:style-name="ch8">
              <text:p>Ladungsträgerdichte in 10^15 m^-2</text:p>
            </chart:title>
            <chart:grid chart:style-name="ch9" chart:class="major"/>
          </chart:axis>
          <chart:axis chart:dimension="y" chart:name="secondary-y" chart:style-name="ch10">
            <chart:title svg:x="14.76cm" svg:y="8.26cm" chart:style-name="ch8">
              <text:p>Beweglichkeit in m^2*V^-1*s^-1</text:p>
            </chart:title>
          </chart:axis>
          <chart:series chart:attached-axis="primary-y" chart:style-name="ch11" chart:values-cell-range-address="Tabelle1.F46:Tabelle1.F48" chart:label-cell-address="Tabelle1.D45:Tabelle1.D45" chart:class="chart:scatter">
            <chart:domain table:cell-range-address="Tabelle1.B46:Tabelle1.B48"/>
            <chart:data-point chart:repeated="3"/>
          </chart:series>
          <chart:series chart:attached-axis="primary-y" chart:style-name="ch12" chart:values-cell-range-address="Tabelle1.H3:Tabelle1.H5" chart:label-cell-address="Tabelle1.F2:Tabelle1.F2" chart:class="chart:scatter">
            <chart:domain table:cell-range-address="Tabelle1.B3:Tabelle1.B5"/>
            <chart:data-point chart:repeated="3"/>
          </chart:series>
          <chart:series chart:attached-axis="secondary-y" chart:style-name="ch13" chart:values-cell-range-address="Tabelle1.H53:Tabelle1.H55" chart:label-cell-address="Tabelle1.H52:Tabelle1.H52" chart:class="chart:scatter">
            <chart:domain table:cell-range-address="Tabelle1.B53:Tabelle1.B55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 (minima)</text:p>
                <draw:g>
                  <svg:desc>Tabelle1.D45:Tabelle1.D45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n (plateaus)</text:p>
                <draw:g>
                  <svg:desc>Tabelle1.F2:Tabelle1.F2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µ [m^2/Vs]</text:p>
                <draw:g>
                  <svg:desc>Tabelle1.H52:Tabelle1.H5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.B54:Tabelle1.B55</svg:desc>
                </draw:g>
              </table:table-cell>
              <table:table-cell office:value-type="float" office:value="-0.18">
                <text:p>-0.18</text:p>
                <draw:g>
                  <svg:desc>Tabelle1.B46:Tabelle1.B48</svg:desc>
                </draw:g>
              </table:table-cell>
              <table:table-cell office:value-type="float" office:value="5.6969696969697">
                <text:p>5.6969696969697</text:p>
                <draw:g>
                  <svg:desc>Tabelle1.F46:Tabelle1.F48</svg:desc>
                </draw:g>
              </table:table-cell>
              <table:table-cell office:value-type="float" office:value="-0.18">
                <text:p>-0.18</text:p>
                <draw:g>
                  <svg:desc>Tabelle1.B3:Tabelle1.B5</svg:desc>
                </draw:g>
              </table:table-cell>
              <table:table-cell office:value-type="float" office:value="5.12295081967213">
                <text:p>5.12295081967213</text:p>
                <draw:g>
                  <svg:desc>Tabelle1.H3:Tabelle1.H5</svg:desc>
                </draw:g>
              </table:table-cell>
              <table:table-cell office:value-type="float" office:value="-0.18">
                <text:p>-0.18</text:p>
                <draw:g>
                  <svg:desc>Tabelle1.B53:Tabelle1.B55</svg:desc>
                </draw:g>
              </table:table-cell>
              <table:table-cell office:value-type="float" office:value="54.8537234042553">
                <text:p>54.8537234042553</text:p>
                <draw:g>
                  <svg:desc>Tabelle1.H53:Tabelle1.H55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67878787878788">
                <text:p>4.67878787878788</text:p>
              </table:table-cell>
              <table:table-cell office:value-type="float" office:value="0">
                <text:p>0</text:p>
              </table:table-cell>
              <table:table-cell office:value-type="float" office:value="4.03225806451613">
                <text:p>4.03225806451613</text:p>
              </table:table-cell>
              <table:table-cell office:value-type="float" office:value="0">
                <text:p>0</text:p>
              </table:table-cell>
              <table:table-cell office:value-type="float" office:value="354.64143243615">
                <text:p>354.64143243615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2.90909090909091">
                <text:p>2.90909090909091</text:p>
              </table:table-cell>
              <table:table-cell office:value-type="float" office:value="0.5">
                <text:p>0.5</text:p>
              </table:table-cell>
              <table:table-cell office:value-type="float" office:value="2.67094017094017">
                <text:p>2.67094017094017</text:p>
              </table:table-cell>
              <table:table-cell office:value-type="float" office:value="0.5">
                <text:p>0.5</text:p>
              </table:table-cell>
              <table:table-cell office:value-type="float" office:value="1751.44361413043">
                <text:p>1751.443614130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